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7.2729in" fo:margin-left="-0.509in" table:align="left" style:writing-mode="lr-tb"/>
    </style:style>
    <style:style style:name="Table3.A" style:family="table-column">
      <style:table-column-properties style:column-width="0.4757in"/>
    </style:style>
    <style:style style:name="Table3.B" style:family="table-column">
      <style:table-column-properties style:column-width="2.4979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2.736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1.1424in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986in" style:rel-column-width="10757*"/>
    </style:style>
    <style:style style:name="Table1.B" style:family="table-column">
      <style:table-column-properties style:column-width="1.3153in" style:rel-column-width="12878*"/>
    </style:style>
    <style:style style:name="Table1.C" style:family="table-column">
      <style:table-column-properties style:column-width="1.5625in" style:rel-column-width="15299*"/>
    </style:style>
    <style:style style:name="Table1.D" style:family="table-column">
      <style:table-column-properties style:column-width="1.25in" style:rel-column-width="12239*"/>
    </style:style>
    <style:style style:name="Table1.E" style:family="table-column">
      <style:table-column-properties style:column-width="1.4667in" style:rel-column-width="14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493in"/>
    </style:style>
    <style:style style:name="Table2" style:family="table">
      <style:table-properties style:width="6.7264in" fo:margin-left="0in" table:align="left"/>
    </style:style>
    <style:style style:name="Table2.A" style:family="table-column">
      <style:table-column-properties style:column-width="0.7889in"/>
    </style:style>
    <style:style style:name="Table2.B" style:family="table-column">
      <style:table-column-properties style:column-width="2.6264in"/>
    </style:style>
    <style:style style:name="Table2.C" style:family="table-column">
      <style:table-column-properties style:column-width="3.31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Liberation Serif" fo:font-size="14pt" officeooo:paragraph-rsid="001e44ec" style:font-size-asian="14pt" style:font-size-complex="14pt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Liberation Serif" fo:font-size="14pt" officeooo:paragraph-rsid="001e44ec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Liberation Serif" fo:font-size="14pt" officeooo:paragraph-rsid="001e44ec" style:font-size-asian="14pt" style:font-size-complex="14pt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 fo:background-color="transparent"/>
      <style:text-properties style:font-name="Liberation Serif" fo:font-size="14pt" officeooo:paragraph-rsid="001e44ec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beration Serif" fo:font-size="14pt" fo:font-weight="normal" officeooo:rsid="001e44ec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beration Serif" fo:font-size="16pt" officeooo:paragraph-rsid="001e44ec" style:font-size-asian="16pt" style:font-size-complex="16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e44ec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1e44ec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officeooo:paragraph-rsid="001e44ec" style:font-name-asian="Times New Roman1" style:font-size-asian="6pt" style:font-name-complex="Times New Roman1" style:font-size-complex="14pt" style:font-weight-complex="bold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officeooo:paragraph-rsid="001e44ec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officeooo:paragraph-rsid="001e44ec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paragraph-rsid="001e44ec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officeooo:paragraph-rsid="001e44ec" style:font-name-asian="Times New Roman1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1e44ec" style:font-name-asian="Times New Roman1" style:font-size-asian="14pt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1e44ec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fo:font-style="italic" officeooo:paragraph-rsid="001e44ec" style:font-name-asian="Times New Roman1" style:font-size-asian="12pt" style:font-style-asian="italic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1e44ec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officeooo:paragraph-rsid="001e44ec" style:font-name-asian="Times New Roman1" style:font-size-asian="12pt" style:font-weight-asian="bold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e44ec" style:font-name-asian="Times New Roman1" style:font-style-asian="italic" style:font-name-complex="Times New Roman1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officeooo:paragraph-rsid="001e44ec" style:font-name-asian="Times New Roman1" style:font-weight-asian="bold" style:font-name-complex="Times New Roman1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1e44ec" style:font-name-asian="Times New Roman1" style:font-size-asian="18pt" style:font-weight-asian="bold" style:font-name-complex="Times New Roman1" style:font-size-complex="14pt" style:font-weight-complex="bold"/>
    </style:style>
    <style:style style:name="P23" style:family="paragraph" style:parent-style-name="CODE">
      <style:text-properties fo:color="#000000" loext:opacity="100%" fo:background-color="transparent"/>
    </style:style>
    <style:style style:name="P24" style:family="paragraph" style:parent-style-name="Default_20_Text">
      <style:paragraph-properties fo:margin-left="0in" fo:margin-right="0in" fo:line-height="150%" fo:text-indent="0in" style:auto-text-indent="false"/>
      <style:text-properties fo:color="#000000" loext:opacity="100%" fo:font-size="14pt" fo:language="ru" fo:country="RU" fo:font-style="normal" fo:font-weight="normal" officeooo:rsid="0032def6" officeooo:paragraph-rsid="002173b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CODE">
      <style:paragraph-properties fo:line-height="150%" fo:text-align="justify" style:justify-single-word="false"/>
    </style:style>
    <style:style style:name="P26" style:family="paragraph" style:parent-style-name="Default_20_Text">
      <style:paragraph-properties fo:margin-left="0in" fo:margin-right="0in" fo:line-height="150%" fo:text-indent="0in" style:auto-text-indent="false"/>
    </style:style>
    <style:style style:name="P27" style:family="paragraph" style:parent-style-name="Default_20_Text">
      <style:paragraph-properties fo:margin-left="0in" fo:margin-right="0in" fo:line-height="150%" fo:text-indent="0in" style:auto-text-indent="false"/>
      <style:text-properties officeooo:paragraph-rsid="002173b2"/>
    </style:style>
    <style:style style:name="P28" style:family="paragraph" style:parent-style-name="Default_20_Text">
      <style:paragraph-properties fo:line-height="150%"/>
    </style:style>
    <style:style style:name="P29" style:family="paragraph" style:parent-style-name="Default_20_Text">
      <style:paragraph-properties fo:margin-left="0in" fo:margin-right="0in" fo:line-height="150%" fo:text-indent="0in" style:auto-text-indent="false"/>
      <style:text-properties officeooo:paragraph-rsid="0032def6"/>
    </style:style>
    <style:style style:name="P30" style:family="paragraph" style:parent-style-name="CODE">
      <style:text-properties style:use-window-font-color="true" loext:opacity="0%" fo:background-color="transparent"/>
    </style:style>
    <style:style style:name="P31" style:family="paragraph" style:parent-style-name="Default_20_Text">
      <style:paragraph-properties fo:text-align="start" style:justify-single-word="false"/>
      <style:text-properties style:use-window-font-color="true" loext:opacity="0%" style:font-name="Liberation Serif" fo:font-size="14pt" fo:background-color="transparent" style:font-size-asian="14pt" style:font-size-complex="14pt"/>
    </style:style>
    <style:style style:name="P32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fo:background-color="transparent" style:font-size-asian="14pt" style:font-size-complex="14pt"/>
    </style:style>
    <style:style style:name="P33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officeooo:paragraph-rsid="002173b2" fo:background-color="transparent" style:font-size-asian="14pt" style:font-size-complex="14pt"/>
    </style:style>
    <style:style style:name="P34" style:family="paragraph" style:parent-style-name="Default_20_Text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4pt" fo:language="ru" fo:country="RU" officeooo:rsid="00884caf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CODE">
      <style:text-properties style:use-window-font-color="true" loext:opacity="0%" fo:font-size="14pt" fo:background-color="transparent" style:font-size-asian="14pt" style:font-size-complex="14pt"/>
    </style:style>
    <style:style style:name="P36" style:family="paragraph" style:parent-style-name="CODE">
      <style:paragraph-properties fo:text-align="end" style:justify-single-word="false"/>
      <style:text-properties style:use-window-font-color="true" loext:opacity="0%" style:font-name="Liberation Mono" fo:font-size="14pt" fo:background-color="transparent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style:use-window-font-color="true" loext:opacity="0%" style:font-name="Liberation Mono" fo:font-size="14pt" fo:font-weight="normal" fo:background-color="transparent" style:font-size-asian="14pt" style:font-size-complex="14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0" style:family="paragraph" style:parent-style-name="Standard">
      <style:paragraph-properties style:line-height-at-least="0.198in"/>
      <style:text-properties style:text-position="sub 58%" fo:font-size="14pt" fo:font-weight="normal" officeooo:rsid="001fefa0" style:font-size-asian="12.25pt" style:font-weight-asian="normal" style:font-size-complex="14pt" style:font-weight-complex="normal"/>
    </style:style>
    <style:style style:name="P41" style:family="paragraph" style:parent-style-name="Subhead">
      <style:text-properties officeooo:rsid="001fefa0" officeooo:paragraph-rsid="001fefa0"/>
    </style:style>
    <style:style style:name="P42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3" style:family="paragraph" style:parent-style-name="Text_20_body">
      <style:paragraph-properties fo:line-height="150%" fo:text-align="justify" style:justify-single-word="false"/>
      <style:text-properties fo:font-size="14pt" officeooo:rsid="001fefa0" officeooo:paragraph-rsid="001fefa0" style:font-size-asian="14pt" style:font-size-complex="14pt"/>
    </style:style>
    <style:style style:name="P44" style:family="paragraph" style:parent-style-name="Table_20_Contents">
      <style:text-properties fo:font-size="14pt" officeooo:rsid="002173b2" officeooo:paragraph-rsid="002173b2" style:font-size-asian="14pt" style:font-size-complex="14pt"/>
    </style:style>
    <style:style style:name="P45" style:family="paragraph" style:parent-style-name="Table_20_Contents">
      <style:paragraph-properties fo:text-align="end" style:justify-single-word="false"/>
      <style:text-properties fo:font-size="14pt" officeooo:rsid="002173b2" officeooo:paragraph-rsid="002173b2" style:font-size-asian="14pt" style:font-size-complex="14pt"/>
    </style:style>
    <style:style style:name="P46" style:family="paragraph" style:parent-style-name="Table_20_Contents">
      <style:text-properties fo:font-size="14pt" officeooo:rsid="0031585b" officeooo:paragraph-rsid="0031585b" style:font-size-asian="14pt" style:font-size-complex="14pt"/>
    </style:style>
    <style:style style:name="P47" style:family="paragraph" style:parent-style-name="Text_20_body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line-height="150%" fo:text-align="justify" style:justify-single-word="false"/>
      <style:text-properties style:text-position="0% 100%" style:font-name="Liberation Serif" fo:font-size="14pt" fo:font-weight="bold" officeooo:rsid="001fefa0" officeooo:paragraph-rsid="001fefa0" style:font-size-asian="12.25pt" style:font-weight-asian="bold" style:font-size-complex="14pt" style:font-weight-complex="bold"/>
    </style:style>
    <style:style style:name="P5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text-position="0% 100%" style:font-name="Liberation Mono" fo:font-size="12pt" fo:font-weight="normal" officeooo:rsid="001fefa0" officeooo:paragraph-rsid="001fefa0" style:font-size-asian="12pt" style:font-weight-asian="normal" style:font-size-complex="12pt" style:font-weight-complex="normal"/>
    </style:style>
    <style:style style:name="P5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2" style:family="paragraph" style:parent-style-name="Contents_20_Heading">
      <style:text-properties fo:font-size="20pt" officeooo:rsid="002bcc4c" officeooo:paragraph-rsid="002a3b3b" style:font-size-asian="20pt" style:font-size-complex="20pt"/>
    </style:style>
    <style:style style:name="P53" style:family="paragraph" style:parent-style-name="Heading_20_1">
      <style:text-properties fo:font-size="20pt" officeooo:rsid="002bcc4c" officeooo:paragraph-rsid="002bcc4c" style:font-size-asian="20pt" style:font-size-complex="20pt"/>
    </style:style>
    <style:style style:name="P54" style:family="paragraph" style:parent-style-name="Heading_20_1">
      <style:paragraph-properties fo:break-before="page"/>
      <style:text-properties officeooo:rsid="002173b2" officeooo:paragraph-rsid="002173b2"/>
    </style:style>
    <style:style style:name="P55" style:family="paragraph" style:parent-style-name="Heading_20_1">
      <style:text-properties officeooo:rsid="002173b2" officeooo:paragraph-rsid="002173b2"/>
    </style:style>
    <style:style style:name="P56" style:family="paragraph" style:parent-style-name="Subhead">
      <style:text-properties officeooo:rsid="002173b2" officeooo:paragraph-rsid="002173b2"/>
    </style:style>
    <style:style style:name="P57" style:family="paragraph" style:parent-style-name="Default_20_Text">
      <style:paragraph-properties fo:margin-left="0in" fo:margin-right="0in" fo:line-height="150%" fo:text-indent="0in" style:auto-text-indent="false"/>
      <style:text-properties fo:font-weight="bold" style:font-weight-asian="bold" style:font-weight-complex="bold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2173b2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2173b2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2173b2" officeooo:paragraph-rsid="002173b2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2173b2" style:font-size-asian="14pt" style:font-size-complex="14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2173b2" officeooo:paragraph-rsid="002173b2" style:font-size-asian="14pt" style:font-size-complex="14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14c6" officeooo:paragraph-rsid="002173b2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2173b2" officeooo:paragraph-rsid="002173b2" style:font-size-asian="14pt" style:font-size-complex="14pt"/>
    </style:style>
    <style:style style:name="P65" style:family="paragraph" style:parent-style-name="Default_20_Text">
      <style:paragraph-properties fo:margin-left="0in" fo:margin-right="0in" fo:text-indent="0in" style:auto-text-indent="false"/>
    </style:style>
    <style:style style:name="P66" style:family="paragraph" style:parent-style-name="Default_20_Text">
      <style:paragraph-properties fo:margin-left="0in" fo:margin-right="0in" fo:line-height="150%" fo:text-indent="0in" style:auto-text-indent="false"/>
      <style:text-properties officeooo:rsid="00273eb6" officeooo:paragraph-rsid="00273eb6"/>
    </style:style>
    <style:style style:name="P67" style:family="paragraph" style:parent-style-name="Default_20_Text">
      <style:text-properties officeooo:paragraph-rsid="00285703"/>
    </style:style>
    <style:style style:name="P68" style:family="paragraph" style:parent-style-name="Default_20_Text">
      <style:paragraph-properties fo:margin-left="0in" fo:margin-right="0in" fo:line-height="150%" fo:text-indent="0in" style:auto-text-indent="false"/>
      <style:text-properties officeooo:rsid="0032def6" officeooo:paragraph-rsid="0032def6"/>
    </style:style>
    <style:style style:name="P69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/>
      <style:text-properties style:font-name="Liberation Serif" fo:font-size="14pt" officeooo:paragraph-rsid="001e44ec" style:font-size-asian="14pt" style:font-size-complex="14pt"/>
    </style:style>
    <style:style style:name="P70" style:family="paragraph" style:parent-style-name="Text_20_body" style:list-style-name="L1">
      <loext:graphic-properties draw:fill="none"/>
      <style:paragraph-properties fo:margin-left="0.25in" fo:margin-right="0in" fo:margin-top="0in" fo:margin-bottom="0.0972in" style:contextual-spacing="false" fo:line-height="150%" fo:text-align="justify" style:justify-single-word="false" fo:text-indent="0in" style:auto-text-indent="false" fo:background-color="transparent"/>
      <style:text-properties style:font-name="Liberation Serif" fo:font-size="14pt" officeooo:paragraph-rsid="001e44ec" style:font-size-asian="14pt" style:font-size-complex="14pt"/>
    </style:style>
    <style:style style:name="P71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style:page-number="auto" fo:background-color="transparent"/>
      <style:text-properties style:font-name="Liberation Serif" fo:font-size="16pt" fo:font-weight="bold" officeooo:paragraph-rsid="001e44ec" style:font-size-asian="16pt" style:font-weight-asian="bold" style:font-size-complex="16pt" style:font-weight-complex="bold"/>
    </style:style>
    <style:style style:name="P72" style:family="paragraph" style:parent-style-name="Text_20_body" style:list-style-name="L1" style:master-page-name="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style:page-number="auto" fo:background-color="transparent"/>
      <style:text-properties fo:font-size="14pt" style:font-size-asian="14pt" style:font-size-complex="14pt"/>
    </style:style>
    <style:style style:name="P73" style:family="paragraph" style:parent-style-name="Text_20_body" style:list-style-name="L1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fo:background-color="transparent"/>
      <style:text-properties fo:font-size="14pt" style:font-size-asian="14pt" style:font-size-complex="14pt"/>
    </style:style>
    <style:style style:name="P74" style:family="paragraph" style:parent-style-name="Text_20_body" style:list-style-name="L1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fo:background-color="transparent"/>
      <style:text-properties fo:font-size="14pt" officeooo:paragraph-rsid="001fefa0" style:font-size-asian="14pt" style:font-size-complex="14pt"/>
    </style:style>
    <style:style style:name="P75" style:family="paragraph" style:parent-style-name="Text_20_body" style:list-style-name="L1" style:master-page-name="">
      <loext:graphic-properties draw:fill="none"/>
      <style:paragraph-properties fo:margin-left="0.8118in" fo:margin-right="0in" fo:margin-top="0in" fo:margin-bottom="0.0972in" style:contextual-spacing="false" fo:line-height="150%" fo:text-align="justify" style:justify-single-word="false" fo:text-indent="-0.3118in" style:auto-text-indent="false" style:page-number="auto" fo:background-color="transparent"/>
      <style:text-properties fo:font-size="14pt" officeooo:paragraph-rsid="001fefa0" style:font-size-asian="14pt" style:font-size-complex="14pt"/>
    </style:style>
    <style:style style:name="P76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fo:background-color="transparent"/>
      <style:text-properties fo:font-size="14pt" style:font-size-asian="14pt" style:font-size-complex="14pt"/>
    </style:style>
    <style:style style:name="P77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fo:background-color="transparent"/>
      <style:text-properties fo:color="#000000" loext:opacity="100%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78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in" style:auto-text-indent="false" fo:background-color="transparent"/>
    </style:style>
    <style:style style:name="T1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2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3" style:family="text">
      <style:text-properties style:font-name="Times New Roman" fo:font-size="14pt" fo:language="ru" fo:country="RU" fo:font-style="italic" officeooo:rsid="00ce329c" style:font-name-asian="Times New Roman1" style:font-size-asian="14pt" style:font-style-asian="italic" style:font-name-complex="Times New Roman1"/>
    </style:style>
    <style:style style:name="T4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ce329c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9" style:family="text">
      <style:text-properties style:font-name="Times New Roman" fo:font-size="12pt" style:font-name-asian="Times New Roman1" style:font-size-asian="12pt" style:font-name-complex="Times New Roman1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48144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fo:language="ru" fo:country="RU" fo:font-weight="bold" officeooo:rsid="001ab047" style:font-name-asian="Times New Roman1" style:language-asian="ru" style:country-asian="RU" style:font-weight-asian="bold" style:font-name-complex="Times New Roman1" style:font-weight-complex="bold"/>
    </style:style>
    <style:style style:name="T14" style:family="text">
      <style:text-properties fo:color="#000000" loext:opacity="100%" fo:language="ru" fo:country="RU" fo:font-weight="bold" officeooo:rsid="00760472" style:font-name-asian="Times New Roman1" style:language-asian="ru" style:country-asian="RU" style:font-weight-asian="bold" style:font-name-complex="Times New Roman1" style:font-weight-complex="bold"/>
    </style:style>
    <style:style style:name="T15" style:family="text">
      <style:text-properties fo:color="#000000" loext:opacity="100%" fo:language="ru" fo:country="RU" fo:font-weight="bold" officeooo:rsid="0078206b" style:font-name-asian="Times New Roman1" style:language-asian="ru" style:country-asian="RU" style:font-weight-asian="bold" style:font-name-complex="Times New Roman1"/>
    </style:style>
    <style:style style:name="T16" style:family="text">
      <style:text-properties fo:color="#000000" loext:opacity="100%" fo:language="ru" fo:country="RU" fo:font-weight="bold" officeooo:rsid="001ab047" style:font-name-asian="Times New Roman1" style:language-asian="ru" style:country-asian="RU" style:font-weight-asian="bold" style:font-name-complex="Times New Roman1"/>
    </style:style>
    <style:style style:name="T17" style:family="text">
      <style:text-properties fo:color="#000000" loext:opacity="100%" fo:language="ru" fo:country="RU" fo:font-weight="normal" officeooo:rsid="001ab047" style:font-name-asian="Times New Roman1" style:language-asian="ru" style:country-asian="RU" style:font-weight-asian="normal" style:font-name-complex="Times New Roman1" style:font-weight-complex="normal"/>
    </style:style>
    <style:style style:name="T18" style:family="text">
      <style:text-properties fo:color="#000000" loext:opacity="100%" fo:language="ru" fo:country="RU" fo:font-weight="normal" officeooo:rsid="00755f1a" style:font-name-asian="Times New Roman1" style:language-asian="ru" style:country-asian="RU" style:font-weight-asian="normal" style:font-name-complex="Times New Roman1" style:font-weight-complex="normal"/>
    </style:style>
    <style:style style:name="T19" style:family="text">
      <style:text-properties fo:color="#000000" loext:opacity="100%" fo:language="ru" fo:country="RU" fo:font-weight="normal" officeooo:rsid="00760472" style:font-name-asian="Times New Roman1" style:language-asian="ru" style:country-asian="RU" style:font-weight-asian="normal" style:font-name-complex="Times New Roman1" style:font-weight-complex="normal"/>
    </style:style>
    <style:style style:name="T20" style:family="text">
      <style:text-properties fo:color="#000000" loext:opacity="100%" fo:language="ru" fo:country="RU" fo:font-weight="normal" officeooo:rsid="00ce329c" style:font-name-asian="Times New Roman1" style:language-asian="ru" style:country-asian="RU" style:font-weight-asian="normal" style:font-name-complex="Times New Roman1" style:font-weight-complex="normal"/>
    </style:style>
    <style:style style:name="T21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22" style:family="text">
      <style:text-properties fo:color="#000000" loext:opacity="100%" fo:language="ru" fo:country="RU" officeooo:rsid="003c4add" style:font-name-asian="Times New Roman1" style:language-asian="ru" style:country-asian="RU" style:font-name-complex="Times New Roman1"/>
    </style:style>
    <style:style style:name="T23" style:family="text">
      <style:text-properties fo:color="#000000" loext:opacity="100%" fo:language="ru" fo:country="RU" officeooo:rsid="0080dbc3" style:font-name-asian="Times New Roman1" style:language-asian="ru" style:country-asian="RU" style:font-name-complex="Times New Roman1"/>
    </style:style>
    <style:style style:name="T24" style:family="text">
      <style:text-properties fo:color="#000000" loext:opacity="100%" fo:language="ru" fo:country="RU" fo:font-style="italic" officeooo:rsid="00ce329c" style:font-name-asian="Times New Roman1" style:language-asian="ru" style:country-asian="RU" style:font-style-asian="italic" style:font-name-complex="Times New Roman1" style:font-style-complex="italic"/>
    </style:style>
    <style:style style:name="T25" style:family="text">
      <style:text-properties fo:color="#000000" loext:opacity="100%" fo:language="ru" fo:country="RU" fo:font-style="normal" style:font-name-asian="Times New Roman1" style:language-asian="ru" style:country-asian="RU" style:font-style-asian="normal" style:font-name-complex="Times New Roman1" style:font-style-complex="normal"/>
    </style:style>
    <style:style style:name="T26" style:family="text">
      <style:text-properties fo:color="#000000" loext:opacity="100%" fo:language="ru" fo:country="RU" fo:font-style="normal" officeooo:rsid="0080dbc3" style:font-name-asian="Times New Roman1" style:language-asian="ru" style:country-asian="RU" style:font-style-asian="normal" style:font-name-complex="Times New Roman1" style:font-style-complex="normal"/>
    </style:style>
    <style:style style:name="T27" style:family="text">
      <style:text-properties fo:color="#000000" loext:opacity="100%" fo:language="ru" fo:country="RU" fo:font-style="normal" officeooo:rsid="001fefa0" style:font-name-asian="Times New Roman1" style:language-asian="ru" style:country-asian="RU" style:font-style-asian="normal" style:font-name-complex="Times New Roman1" style:font-style-complex="normal"/>
    </style:style>
    <style:style style:name="T28" style:family="text">
      <style:text-properties fo:color="#000000" loext:opacity="100%" fo:font-size="14pt" fo:language="ru" fo:country="RU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fo:color="#000000" loext:opacity="100%" fo:font-size="14pt" fo:language="ru" fo:country="RU" fo:font-style="normal" fo:font-weight="normal" officeooo:rsid="002817c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0" style:family="text">
      <style:text-properties fo:color="#000000" loext:opacity="100%" fo:font-size="14pt" fo:language="ru" fo:country="RU" fo:font-style="normal" fo:font-weight="normal" officeooo:rsid="006d2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fo:color="#000000" loext:opacity="100%" fo:font-size="14pt" fo:language="ru" fo:country="RU" fo:font-style="normal" fo:font-weight="normal" officeooo:rsid="0019e29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color="#000000" loext:opacity="100%" fo:font-size="14pt" fo:language="ru" fo:country="RU" fo:font-style="normal" fo:font-weight="normal" officeooo:rsid="002173b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loext:opacity="100%" fo:font-size="14pt" fo:language="ru" fo:country="RU" fo:font-style="normal" fo:font-weight="normal" officeooo:rsid="00285703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4" style:family="text">
      <style:text-properties fo:color="#000000" loext:opacity="100%" fo:font-size="14pt" fo:language="ru" fo:country="RU" fo:font-style="normal" fo:font-weight="normal" officeooo:rsid="0032def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color="#000000" loext:opacity="100%" fo:font-size="14pt" fo:language="ru" fo:country="RU" fo:font-style="normal" fo:font-weight="bold" officeooo:rsid="00aa851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6" style:family="text">
      <style:text-properties fo:color="#000000" loext:opacity="100%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fo:color="#000000" loext:opacity="100%" fo:font-size="14pt" fo:language="ru" fo:country="RU" fo:font-style="normal" fo:font-weight="bold" officeooo:rsid="00285703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8" style:family="text">
      <style:text-properties fo:color="#000000" loext:opacity="100%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39" style:family="text">
      <style:text-properties fo:color="#000000" loext:opacity="100%" fo:font-size="16pt" fo:language="ru" fo:country="RU" fo:font-weight="bold" officeooo: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0" style:family="text">
      <style:text-properties officeooo:rsid="00ce329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748144" style:font-weight-asian="bold" style:font-weight-complex="bold"/>
    </style:style>
    <style:style style:name="T43" style:family="text">
      <style:text-properties officeooo:rsid="00748144"/>
    </style:style>
    <style:style style:name="T44" style:family="text">
      <style:text-properties officeooo:rsid="00748144" fo:background-color="transparent" loext:char-shading-value="0"/>
    </style:style>
    <style:style style:name="T45" style:family="text">
      <style:text-properties officeooo:rsid="001fefa0" fo:background-color="transparent" loext:char-shading-value="0"/>
    </style:style>
    <style:style style:name="T46" style:family="text">
      <style:text-properties officeooo:rsid="002173b2"/>
    </style:style>
    <style:style style:name="T47" style:family="text">
      <style:text-properties fo:language="ru" fo:country="RU" officeooo:rsid="0087637f" style:font-name-asian="Times New Roman1" style:language-asian="ru" style:country-asian="RU" style:font-name-complex="Times New Roman1"/>
    </style:style>
    <style:style style:name="T48" style:family="text">
      <style:text-properties fo:language="ru" fo:country="RU" officeooo:rsid="0087637f" style:font-name-asian="Times New Roman1" style:language-asian="ru" style:country-asian="RU" style:font-weight-asian="normal" style:font-name-complex="Times New Roman1" style:font-weight-complex="normal"/>
    </style:style>
    <style:style style:name="T49" style:family="text">
      <style:text-properties fo:language="ru" fo:country="RU" officeooo:rsid="00884caf" style:font-name-asian="Times New Roman1" style:language-asian="ru" style:country-asian="RU" style:font-weight-asian="normal" style:font-name-complex="Times New Roman1" style:font-weight-complex="normal"/>
    </style:style>
    <style:style style:name="T50" style:family="text">
      <style:text-properties fo:language="ru" fo:country="RU" officeooo:rsid="002173b2"/>
    </style:style>
    <style:style style:name="T51" style:family="text">
      <style:text-properties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52" style:family="text">
      <style:text-properties fo:language="ru" fo:country="RU" fo:font-weight="normal" officeooo:rsid="002173b2" style:font-name-asian="Times New Roman1" style:language-asian="ru" style:country-asian="RU" style:font-weight-asian="normal" style:font-name-complex="Times New Roman1" style:font-weight-complex="normal"/>
    </style:style>
    <style:style style:name="T53" style:family="text">
      <style:text-properties fo:language="ru" fo:country="RU" fo:font-weight="normal" officeooo:rsid="00884caf" style:font-name-asian="Times New Roman1" style:language-asian="ru" style:country-asian="RU" style:font-weight-asian="normal" style:font-name-complex="Times New Roman1" style:font-weight-complex="normal"/>
    </style:style>
    <style:style style:name="T54" style:family="text">
      <style:text-properties officeooo:rsid="0090917c"/>
    </style:style>
    <style:style style:name="T55" style:family="text">
      <style:text-properties officeooo:rsid="00884caf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officeooo:rsid="00273eb6"/>
    </style:style>
    <style:style style:name="T58" style:family="text">
      <style:text-properties style:font-name="Droid Sans Mono" fo:font-weight="normal"/>
    </style:style>
    <style:style style:name="T59" style:family="text">
      <style:text-properties officeooo:rsid="00285703"/>
    </style:style>
    <style:style style:name="T60" style:family="text">
      <style:text-properties officeooo:rsid="002d26a4"/>
    </style:style>
    <style:style style:name="T61" style:family="text">
      <style:text-properties officeooo:rsid="002f9ecb"/>
    </style:style>
    <style:style style:name="T62" style:family="text">
      <style:text-properties officeooo:rsid="00344e5a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10"/>
      <text:p text:style-name="P11"/>
      <text:p text:style-name="P9"><text:span text:style-name="T8">ФАКУЛЬТЕТ <text:tab/></text:span><text:span text:style-name="T9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7"/>
      <text:p text:style-name="P12"/>
      <text:p text:style-name="P12"/>
      <text:p text:style-name="P8"><text:span text:style-name="T10">Отчет по </text:span><text:span text:style-name="T11">лабораторной работе №</text:span><text:span text:style-name="T12">2</text:span><text:span text:style-name="T11"> </text:span></text:p>
      <text:p text:style-name="P22">«ЗАПИСИ С ВАРИАНТАМИ. ОБРАБОТКА ТАБЛИЦ»</text:p>
      <text:p text:style-name="P12"/>
      <text:p text:style-name="P12"/>
      <text:p text:style-name="P9"><text:span text:style-name="T5">Студент<text:tab/><text:tab/><text:tab/></text:span><text:span text:style-name="T6">Равашдех Фадей Хешамович</text:span></text:p>
      <text:p text:style-name="P14"/>
      <text:p text:style-name="P9"><text:span text:style-name="T5">Группа<text:tab/><text:tab/><text:tab/>ИУ7 – </text:span><text:span text:style-name="T7">3</text:span><text:span text:style-name="T6">5</text:span><text:span text:style-name="T5">Б </text:span></text:p>
      <text:p text:style-name="P12"/>
      <text:p text:style-name="P15">Преподаватель<text:tab/><text:tab/><text:span text:style-name="T62">Никульшина Т. А.</text:span></text:p>
      <text:p text:style-name="P13"/>
      <text:p text:style-name="P13"/>
      <text:p text:style-name="P13"/>
      <text:p text:style-name="P13"/>
      <text:p text:style-name="P1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pan text:style-name="T1">20</text:span><text:span text:style-name="T2">2</text:span><text:span text:style-name="T3">3</text:span><text:span text:style-name="T1"> <text:s text:c="4"/></text:span><text:span text:style-name="T4">г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<text:soft-page-break/>Оглавление</text:p>
          </text:index-title>
          <text:p text:style-name="P51"><text:a xlink:type="simple" xlink:href="#__RefHeading___Toc1493_1224043242" text:style-name="Index_20_Link" text:visited-style-name="Index_20_Link"><text:span text:style-name="T56">Описание условия задачи<text:tab/>3</text:span></text:a></text:p>
          <text:p text:style-name="P51"><text:a xlink:type="simple" xlink:href="#__RefHeading___Toc11292_1808502978" text:style-name="Index_20_Link" text:visited-style-name="Index_20_Link"><text:span text:style-name="T56">Описание технического задания<text:tab/>4</text:span></text:a></text:p>
          <text:p text:style-name="P51"><text:a xlink:type="simple" xlink:href="#__RefHeading___Toc11294_1808502978" text:style-name="Index_20_Link" text:visited-style-name="Index_20_Link"><text:span text:style-name="T56">Описание структур данных<text:tab/>6</text:span></text:a></text:p>
          <text:p text:style-name="P51"><text:a xlink:type="simple" xlink:href="#__RefHeading___Toc11296_1808502978" text:style-name="Index_20_Link" text:visited-style-name="Index_20_Link"><text:span text:style-name="T56">Описание функций<text:tab/>8</text:span></text:a></text:p>
          <text:p text:style-name="P51"><text:a xlink:type="simple" xlink:href="#__RefHeading___Toc11298_1808502978" text:style-name="Index_20_Link" text:visited-style-name="Index_20_Link"><text:span text:style-name="T56">Описанние алгоритма<text:tab/>17</text:span></text:a></text:p>
          <text:p text:style-name="P51"><text:a xlink:type="simple" xlink:href="#__RefHeading___Toc11300_1808502978" text:style-name="Index_20_Link" text:visited-style-name="Index_20_Link"><text:span text:style-name="T56">Набор тестов<text:tab/>18</text:span></text:a></text:p>
          <text:p text:style-name="P51"><text:a xlink:type="simple" xlink:href="#__RefHeading___Toc11302_1808502978" text:style-name="Index_20_Link" text:visited-style-name="Index_20_Link"><text:span text:style-name="T56">Оценка эффективности<text:tab/>19</text:span></text:a></text:p>
          <text:p text:style-name="P51"><text:a xlink:type="simple" xlink:href="#__RefHeading___Toc1426_3587368743" text:style-name="Index_20_Link" text:visited-style-name="Index_20_Link"><text:span text:style-name="T56">Ответы на контрольные вопросы<text:tab/>21</text:span></text:a></text:p>
          <text:p text:style-name="P51"><text:a xlink:type="simple" xlink:href="#__RefHeading___Toc11304_1808502978" text:style-name="Index_20_Link" text:visited-style-name="Index_20_Link"><text:span text:style-name="T56">Вывод<text:tab/>22</text:span></text:a></text:p>
        </text:index-body>
      </text:table-of-content>
      <text:h text:style-name="P53" text:outline-level="1"/>
      <text:h text:style-name="P38" text:outline-level="1"><text:bookmark-start text:name="__RefHeading___Toc1493_1224043242"/>Описание условия задачи<text:bookmark-end text:name="__RefHeading___Toc1493_1224043242"/></text:h>
      <text:p text:style-name="P2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(Возможность добавления и удаления записей в ручном режиме обязательна). Осуществить поиск информации по варианту.</text:p>
      <text:p text:style-name="P3"/>
      <text:p text:style-name="P4"><text:span text:style-name="T60">Описание студента</text:span>:</text:p>
      <text:p text:style-name="P4">Тип жилье = (дом, общежитие, съемное);</text:p>
      <text:p text:style-name="P4">Данные :</text:p>
      <text:p text:style-name="P4">Фамилия, имя, группа, пол (м, ж), возраст, средний балл за сессию, дата поступления</text:p>
      <text:p text:style-name="P4">адрес:</text:p>
      <text:p text:style-name="P3">дом : (улица, №дома, №кв);</text:p>
      <text:p text:style-name="P3">общежитие : (№общ., №комн.)</text:p>
      <text:p text:style-name="P3">съемное : (улица, №дома, №кв, стоимость);</text:p>
      <text:p text:style-name="P4"/>
      <text:p text:style-name="P4">Ввести общий список студентов.</text:p>
      <text:p text:style-name="P4">Вывести список студентов, указанного года поступления, живущих в съемном жилье.</text:p>
      <text:h text:style-name="Heading_20_1" text:outline-level="1"/>
      <text:h text:style-name="P38" text:outline-level="1"><text:bookmark-start text:name="__RefHeading___Toc11292_1808502978"/>Описание технического задания<text:bookmark-end text:name="__RefHeading___Toc11292_1808502978"/></text:h>
      <text:p text:style-name="P47">Входные данные:</text:p>
      <text:list text:style-name="L1">
        <text:list-header>
          <text:p text:style-name="P69"><text:span text:style-name="T42">Файл с данными</text:span><text:span text:style-name="T41">:</text:span> <text:span text:style-name="T40">каждая</text:span><text:span text:style-name="T43"> строка содержит значения полей, разделённые пробелом. </text:span><text:span text:style-name="T44">Если информация в поле отсутствует, оно </text:span><text:span text:style-name="T45">обозначается</text:span><text:span text:style-name="T44"> </text:span><text:span text:style-name="T45">прочерком (символом</text:span><text:span text:style-name="T44"> «–»</text:span><text:span text:style-name="T45">)</text:span><text:span text:style-name="T44">.</text:span></text:p>
          <text:p text:style-name="P70"><text:span text:style-name="T13">Целое число:</text:span><text:span text:style-name="T17"> </text:span><text:span text:style-name="T18">задаёт </text:span><text:span text:style-name="T19">пункт меню.</text:span></text:p>
          <text:p text:style-name="P69"><text:span text:style-name="T14">Строковые и числовые данные:</text:span><text:span text:style-name="T19"> для </text:span><text:span text:style-name="T20">поиска, </text:span><text:span text:style-name="T19">добавления</text:span><text:span text:style-name="T20">, </text:span><text:span text:style-name="T19">удаления записей</text:span><text:span text:style-name="T20">.</text:span></text:p>
          <text:p text:style-name="P71">Выходные данные:</text:p>
        </text:list-header>
      </text:list>
      <text:p text:style-name="P5">Таблица, отсортированная таблица ключей, сравнение эффективности сортировок, результат поиска по таблице, <text:span text:style-name="T61">вывод таблицы по ключам</text:span>.</text:p>
      <text:p text:style-name="P7"><text:span text:style-name="T15">Функции меню</text:span><text:span text:style-name="T16"> программы:</text:span></text:p>
      <text:list text:continue-numbering="true" text:style-name="L1">
        <text:list-item>
          <text:p text:style-name="P72">Информация о программе</text:p>
        </text:list-item>
        <text:list-item>
          <text:p text:style-name="P73">Вывести общий список студентов</text:p>
        </text:list-item>
        <text:list-item>
          <text:p text:style-name="P73">Вывести список студентов, указанного года поступления, живущих в съемном жилье</text:p>
        </text:list-item>
        <text:list-item>
          <text:p text:style-name="P73">Добавить запись о студенте в конец таблицы</text:p>
        </text:list-item>
        <text:list-item>
          <text:p text:style-name="P73">Удалить запись о студенте из таблицы по фамилии</text:p>
        </text:list-item>
        <text:list-item>
          <text:p text:style-name="P73">Удалить запись о студентах из таблицы по фамилии</text:p>
        </text:list-item>
        <text:list-item>
          <text:p text:style-name="P73">Вывести отсортированную по фамилии студента таблицу ключей</text:p>
        </text:list-item>
        <text:list-item>
          <text:p text:style-name="P73">Вывести студентов упорядоченных по фамилии</text:p>
        </text:list-item>
        <text:list-item>
          <text:p text:style-name="P74">Вывести студентов упорядоченных по фамилии, используя таблицу ключей</text:p>
        </text:list-item>
        <text:list-item>
          <text:p text:style-name="P75"><text:soft-page-break/>Вывести результаты сравнения эффективности работы программы при обработке данных в исходной таблице и таблице ключей</text:p>
        </text:list-item>
        <text:list-item>
          <text:p text:style-name="P73">Выйти</text:p>
        </text:list-item>
        <text:list-item>
          <text:p text:style-name="P73">Сохранить и выйти</text:p>
          <text:p text:style-name="P77"/>
          <text:p text:style-name="P78"><text:span text:style-name="T38">Обращение к программе:</text:span><text:span text:style-name="T39"> </text:span></text:p>
          <text:p text:style-name="P76"><text:span text:style-name="T21">Запускается через терминал:</text:span><text:span text:style-name="T22"> ./</text:span><text:span text:style-name="T23">app.exe </text:span><text:span text:style-name="T24">имя_файла_с_таблицей</text:span><text:span text:style-name="T26"> </text:span></text:p>
        </text:list-item>
      </text:list>
      <text:p text:style-name="Text_20_body"/>
      <text:p text:style-name="P48"><text:span text:style-name="T26">А</text:span><text:span text:style-name="T25">варийные ситуации</text:span><text:span text:style-name="T27">:</text:span></text:p>
      <text:p text:style-name="P42">Неверные аргументы командной строки.</text:p>
      <text:p text:style-name="P42">Файл не найден или программа не имеет прав на чтение.</text:p>
      <text:p text:style-name="P42">Действие с введенным пунктом отсутствует.</text:p>
      <text:p text:style-name="P42">Введен символ окончания ввода EOF. Завершение программы.</text:p>
      <text:p text:style-name="P42">Прочитана запись из файла, содержащая неверное количество полей.</text:p>
      <text:p text:style-name="P42">Поле не прошло проверку формата.</text:p>
      <text:p text:style-name="P42">Поле адреса не соответствует ни одному типу адреса.</text:p>
      <text:p text:style-name="P42">Некорректный ввод. Количество введенных символов равно нулю или превысило ожидаемое.</text:p>
      <text:p text:style-name="P42">Таблица заполнена, добавление записей невозможно.</text:p>
      <text:p text:style-name="P42">Некорректная дата.</text:p>
      <text:p text:style-name="P42">Невозможно сохранить данные в файл. Возможно нет прав на запись.</text:p>
      <text:p text:style-name="P6"/>
      <text:h text:style-name="P38" text:outline-level="1"><text:bookmark-start text:name="__RefHeading___Toc11294_1808502978"/>Описание структур данных<text:bookmark-end text:name="__RefHeading___Toc11294_1808502978"/></text:h>
      <text:p text:style-name="P49">Постоянные, определяющие размеры стуктур:</text:p>
      <text:p text:style-name="CODE">#define LAST_NAME_LEN 20</text:p>
      <text:p text:style-name="CODE">#define FIRST_NAME_LEN 12</text:p>
      <text:p text:style-name="CODE">#define GROUP_LEN 9</text:p>
      <text:p text:style-name="CODE">#define GENDER_LEN 1</text:p>
      <text:p text:style-name="CODE">#define AGE_LEN 3</text:p>
      <text:p text:style-name="CODE">#define GPA_LEN 4</text:p>
      <text:p text:style-name="CODE">#define YEAR_LEN 4</text:p>
      <text:p text:style-name="CODE">#define DATE_LEN 10</text:p>
      <text:p text:style-name="CODE">#define ADDRESS_TYPE_LEN 14</text:p>
      <text:p text:style-name="CODE">#define STREET_NAME_LEN 20</text:p>
      <text:p text:style-name="CODE">#define CHAR3 3</text:p>
      <text:p text:style-name="CODE">#define CHAR4 4</text:p>
      <text:p text:style-name="CODE">#define CHAR6 6</text:p>
      <text:p text:style-name="CODE">#define MAX_TABLE_LEN 1000</text:p>
      <text:p text:style-name="CODE"/>
      <text:p text:style-name="P49">Типы жилья:</text:p>
      <text:p text:style-name="CODE">typedef struct</text:p>
      <text:p text:style-name="CODE">{</text:p>
      <text:p text:style-name="CODE"><text:s text:c="4"/>char street[STREET_NAME_LEN+1];</text:p>
      <text:p text:style-name="CODE"><text:s text:c="4"/>char house_num[CHAR3+1];</text:p>
      <text:p text:style-name="CODE"><text:s text:c="4"/>char flat_num[CHAR4+1];</text:p>
      <text:p text:style-name="CODE">} house_t;</text:p>
      <text:p text:style-name="CODE"/>
      <text:p text:style-name="CODE">typedef struct</text:p>
      <text:p text:style-name="CODE">{</text:p>
      <text:p text:style-name="CODE"><text:s text:c="4"/>char dorm_num[CHAR3+1];</text:p>
      <text:p text:style-name="CODE"><text:s text:c="4"/>char room_num[CHAR4+1];</text:p>
      <text:p text:style-name="CODE">} dormitory_t;</text:p>
      <text:p text:style-name="CODE"/>
      <text:p text:style-name="CODE">typedef struct</text:p>
      <text:p text:style-name="CODE">{</text:p>
      <text:p text:style-name="CODE"><text:s text:c="4"/>char street[STREET_NAME_LEN+1];</text:p>
      <text:p text:style-name="CODE"><text:s text:c="4"/>char house_num[CHAR3+1];</text:p>
      <text:p text:style-name="CODE"><text:s text:c="4"/>char flat_num[CHAR4+1];</text:p>
      <text:p text:style-name="CODE"><text:s text:c="4"/>char cost[CHAR6+1];</text:p>
      <text:p text:style-name="CODE">} rental_place_t;</text:p>
      <text:p text:style-name="CODE"/>
      <text:p text:style-name="P49">Объединение, использующееся для вариативного поля адреса:</text:p>
      <text:p text:style-name="CODE">typedef union</text:p>
      <text:p text:style-name="CODE">{</text:p>
      <text:p text:style-name="CODE"><text:s text:c="4"/>house_t house;</text:p>
      <text:p text:style-name="CODE"><text:s text:c="4"/>dormitory_t dormitory;</text:p>
      <text:p text:style-name="CODE"><text:s text:c="4"/>rental_place_t rent;</text:p>
      <text:p text:style-name="CODE"><text:soft-page-break/>} address_t;</text:p>
      <text:p text:style-name="CODE"/>
      <text:p text:style-name="P49">Структура студента:</text:p>
      <text:p text:style-name="CODE">typedef struct</text:p>
      <text:p text:style-name="CODE">{</text:p>
      <text:p text:style-name="CODE"><text:s text:c="4"/>char last_name[LAST_NAME_LEN+1]; <text:s text:c="7"/>// Фамилия</text:p>
      <text:p text:style-name="CODE"><text:s text:c="4"/>char first_name[FIRST_NAME_LEN+1]; <text:s text:c="5"/>// Имя</text:p>
      <text:p text:style-name="CODE"><text:s text:c="4"/>char group[GROUP_LEN+1]; <text:s text:c="15"/>// Группа</text:p>
      <text:p text:style-name="CODE"><text:s text:c="4"/>char gender; <text:s text:c="27"/>// Пол</text:p>
      <text:p text:style-name="CODE"><text:s text:c="4"/>char age[AGE_LEN+1]; <text:s text:c="19"/>// Возраст</text:p>
      <text:p text:style-name="CODE"><text:s text:c="4"/>char gpa[GPA_LEN+1]; <text:s text:c="14"/>// Средняя оценка за сессию</text:p>
      <text:p text:style-name="CODE"><text:s text:c="4"/>char enrollment_date[DATE_LEN+1]; <text:s text:c="6"/>// Дата поступления</text:p>
      <text:p text:style-name="CODE"><text:s text:c="4"/>char address_type[ADDRESS_TYPE_LEN+1]; <text:s/>// Тип адреса</text:p>
      <text:p text:style-name="CODE"><text:s text:c="4"/>address_t address; <text:s text:c="16"/>// Вариативное поле адреса</text:p>
      <text:p text:style-name="CODE">} student_t;</text:p>
      <text:p text:style-name="CODE"/>
      <text:p text:style-name="P49">Таблица студентов:</text:p>
      <text:p text:style-name="P50">typedef struct</text:p>
      <text:p text:style-name="P50">{</text:p>
      <text:p text:style-name="P50"><text:s text:c="4"/>student_t table[MAX_TABLE_LEN];</text:p>
      <text:p text:style-name="P50"><text:s text:c="4"/>size_t n;</text:p>
      <text:p text:style-name="P50">} student_table_t;</text:p>
      <text:p text:style-name="P50"/>
      <text:p text:style-name="P49">Ключ-фамилия и индекс студента:</text:p>
      <text:p text:style-name="CODE">typedef struct</text:p>
      <text:p text:style-name="CODE">{</text:p>
      <text:p text:style-name="CODE"><text:s text:c="4"/>char last_name[LAST_NAME_LEN+1];</text:p>
      <text:p text:style-name="CODE"><text:s text:c="4"/>size_t index;</text:p>
      <text:p text:style-name="CODE">} student_key_t;</text:p>
      <text:p text:style-name="CODE"/>
      <text:p text:style-name="P49">Таблица ключей:</text:p>
      <text:p text:style-name="CODE">typedef struct</text:p>
      <text:p text:style-name="CODE">{</text:p>
      <text:p text:style-name="CODE"><text:s text:c="4"/>student_key_t key_table[MAX_TABLE_LEN];</text:p>
      <text:p text:style-name="CODE"><text:s text:c="4"/>size_t n;</text:p>
      <text:p text:style-name="P25">} student_key_table_t;</text:p>
      <text:h text:style-name="P38" text:outline-level="1"><text:bookmark-start text:name="__RefHeading___Toc11296_1808502978"/>Описание функций<text:bookmark-end text:name="__RefHeading___Toc11296_1808502978"/></text:h>
      <text:p text:style-name="Subhead">Функции главного файла программы:</text:p>
      <text:p text:style-name="P23">/**</text:p>
      <text:p text:style-name="P23">* @brief Проверка аргументов</text:p>
      <text:p text:style-name="P23">* </text:p>
      <text:p text:style-name="P23">* @param argc </text:p>
      <text:p text:style-name="P23">* @return int </text:p>
      <text:p text:style-name="P23">*/</text:p>
      <text:p text:style-name="P23">int check_args(int argc);</text:p>
      <text:p text:style-name="P39"/>
      <text:p text:style-name="P30">/**</text:p>
      <text:p text:style-name="P30">* @brief Контроллер</text:p>
      <text:p text:style-name="P30">* </text:p>
      <text:p text:style-name="P30">* @param option выбранный пользователем пункт меню</text:p>
      <text:p text:style-name="P30">* @param filename имя файла</text:p>
      <text:p text:style-name="P30">* @param table таблица</text:p>
      <text:p text:style-name="P30">* @param key_table таблица ключей</text:p>
      <text:p text:style-name="P30">* @return int код возврата</text:p>
      <text:p text:style-name="P30">*/</text:p>
      <text:p text:style-name="P30">int controller(int option, char *filename, student_table_t *table, student_key_table_t *key_table);</text:p>
      <text:p text:style-name="P30"/>
      <text:p text:style-name="Subhead">Функции модуля ввода/вывода:</text:p>
      <text:p text:style-name="P30">/**</text:p>
      <text:p text:style-name="P30">* @brief Очищение буфера ввода</text:p>
      <text:p text:style-name="P30">* </text:p>
      <text:p text:style-name="P30">*/</text:p>
      <text:p text:style-name="P30">void clear_buff(void);</text:p>
      <text:p text:style-name="P30"/>
      <text:p text:style-name="P30">/**</text:p>
      <text:p text:style-name="P30">* @brief Существует ли файл</text:p>
      <text:p text:style-name="P30">* </text:p>
      <text:p text:style-name="P30">* @param file_name имя файла</text:p>
      <text:p text:style-name="P30">* @return int код возврата</text:p>
      <text:p text:style-name="P30">*/</text:p>
      <text:p text:style-name="P30">int is_file_exist(char *file_name);</text:p>
      <text:p text:style-name="P30"/>
      <text:p text:style-name="P30">/**</text:p>
      <text:p text:style-name="P30">* @brief Прочитать запись</text:p>
      <text:p text:style-name="P30">* </text:p>
      <text:p text:style-name="P30">* @param f файловый дескриптор</text:p>
      <text:p text:style-name="P30">* @param fields поля записи</text:p>
      <text:p text:style-name="P30">* @return int код возврата</text:p>
      <text:p text:style-name="P30">*/</text:p>
      <text:p text:style-name="P30">int read_record(FILE *f, char fields[TABLE_FIELDS][MAX_FIELD_LEN+1]);</text:p>
      <text:p text:style-name="P30"><text:soft-page-break/></text:p>
      <text:p text:style-name="P30">/**</text:p>
      <text:p text:style-name="P30">* @brief Печать контура заголовка таблицы</text:p>
      <text:p text:style-name="P30">* </text:p>
      <text:p text:style-name="P30">* @param fields поля</text:p>
      <text:p text:style-name="P30">*/</text:p>
      <text:p text:style-name="P30">void print_table_header_lines(char fields[TABLE_FIELDS+1][MAX_FIELD_LEN]);</text:p>
      <text:p text:style-name="P30"/>
      <text:p text:style-name="P30">/**</text:p>
      <text:p text:style-name="P30">* @brief Печать заголовка таблицы</text:p>
      <text:p text:style-name="P30">* </text:p>
      <text:p text:style-name="P30">* @param fields поля</text:p>
      <text:p text:style-name="P30">*/</text:p>
      <text:p text:style-name="P30">void print_table_header_formatter(char fields[TABLE_FIELDS+1][MAX_FIELD_LEN]);</text:p>
      <text:p text:style-name="P30"/>
      <text:p text:style-name="P30">/**</text:p>
      <text:p text:style-name="P30">* @brief Печать заголовка таблицы</text:p>
      <text:p text:style-name="P30">* </text:p>
      <text:p text:style-name="P30">*/</text:p>
      <text:p text:style-name="P30">void print_table_header(void);</text:p>
      <text:p text:style-name="P30"/>
      <text:p text:style-name="P30">/**</text:p>
      <text:p text:style-name="P30">* @brief Вывод студента в табличном формате</text:p>
      <text:p text:style-name="P30">* </text:p>
      <text:p text:style-name="P30">* @param stud студент</text:p>
      <text:p text:style-name="P30">*/</text:p>
      <text:p text:style-name="P30">void print_record(student_t stud);</text:p>
      <text:p text:style-name="P30"/>
      <text:p text:style-name="P30"/>
      <text:p text:style-name="P30">/**</text:p>
      <text:p text:style-name="P30">* @brief Печать контура заголовка таблицы ключей</text:p>
      <text:p text:style-name="P30">* </text:p>
      <text:p text:style-name="P30">* @param fields поля</text:p>
      <text:p text:style-name="P30">*/</text:p>
      <text:p text:style-name="P30">void print_key_table_header_lines(char fields[KEY_TABLE_FIELDS+1][MAX_FIELD_LEN]);</text:p>
      <text:p text:style-name="P30"/>
      <text:p text:style-name="P30"/>
      <text:p text:style-name="P30">/**</text:p>
      <text:p text:style-name="P30">* @brief Печать заголовка таблицы ключей</text:p>
      <text:p text:style-name="P30">* </text:p>
      <text:p text:style-name="P30">* @param fields поля</text:p>
      <text:p text:style-name="P30">*/</text:p>
      <text:p text:style-name="P30">void print_key_table_header_formatter(char fields[KEY_TABLE_FIELDS+1][MAX_FIELD_LEN]);</text:p>
      <text:p text:style-name="P30"/>
      <text:p text:style-name="P30">/**</text:p>
      <text:p text:style-name="P30">* @brief Печать заголовка таблицы ключей</text:p>
      <text:p text:style-name="P30">* </text:p>
      <text:p text:style-name="P30"><text:soft-page-break/>*/</text:p>
      <text:p text:style-name="P30">void print_key_table_header(void);</text:p>
      <text:p text:style-name="P30"/>
      <text:p text:style-name="P30">/**</text:p>
      <text:p text:style-name="P30">* @brief Вывод ключа в табличном формате</text:p>
      <text:p text:style-name="P30">* </text:p>
      <text:p text:style-name="P30">* @param stud_key запись таблицы ключей</text:p>
      <text:p text:style-name="P30">*/</text:p>
      <text:p text:style-name="P30">void print_key_record(student_key_t stud_key);</text:p>
      <text:p text:style-name="P30"/>
      <text:p text:style-name="P30">/**</text:p>
      <text:p text:style-name="P30">* @brief Вывод меню программы</text:p>
      <text:p text:style-name="P30">* </text:p>
      <text:p text:style-name="P30">*/</text:p>
      <text:p text:style-name="P30">void print_menu(void);</text:p>
      <text:p text:style-name="P30"/>
      <text:p text:style-name="P30">/**</text:p>
      <text:p text:style-name="P30">* @brief Вывод информации о программе</text:p>
      <text:p text:style-name="P30">* </text:p>
      <text:p text:style-name="P30">*/</text:p>
      <text:p text:style-name="P30">void print_info(void);</text:p>
      <text:p text:style-name="P30"/>
      <text:p text:style-name="P30">/**</text:p>
      <text:p text:style-name="P30">* @brief Чтение строки определенной длины из стандартного потока ввода</text:p>
      <text:p text:style-name="P30">* </text:p>
      <text:p text:style-name="P30">* @param pch указатель на принимаемую строку</text:p>
      <text:p text:style-name="P30">* @param n длина строки</text:p>
      <text:p text:style-name="P30">* @return int код возврата</text:p>
      <text:p text:style-name="P30">*/</text:p>
      <text:p text:style-name="P30">int get_input(char pch[], size_t n);</text:p>
      <text:p text:style-name="P30"/>
      <text:p text:style-name="P30">/**</text:p>
      <text:p text:style-name="P30">* @brief Получение выбранного пользователем пункта</text:p>
      <text:p text:style-name="P30">* </text:p>
      <text:p text:style-name="P30">* @param option выбранный пункт</text:p>
      <text:p text:style-name="P30">* @return int код возврата</text:p>
      <text:p text:style-name="P30">*/</text:p>
      <text:p text:style-name="P30">int get_option(size_t *option);</text:p>
      <text:p text:style-name="P30"/>
      <text:p text:style-name="P30">/**</text:p>
      <text:p text:style-name="P30">* @brief Вывод сообщения, пояснящего ошибку</text:p>
      <text:p text:style-name="P30">* </text:p>
      <text:p text:style-name="P30">* @param rc код возврата</text:p>
      <text:p text:style-name="P30">*/</text:p>
      <text:p text:style-name="P30">void print_error_msg(int rc);</text:p>
      <text:p text:style-name="P30"/>
      <text:p text:style-name="P30">/**</text:p>
      <text:p text:style-name="P30">* @brief Вывод сообщения, пояснящего ошибку, и возврат того же кода возврата</text:p>
      <text:p text:style-name="P30">* </text:p>
      <text:p text:style-name="P30"><text:soft-page-break/>* @param rc код возврата</text:p>
      <text:p text:style-name="P30">* @return int код возврата</text:p>
      <text:p text:style-name="P30">*/</text:p>
      <text:p text:style-name="P30">int print_error(int rc);</text:p>
      <text:p text:style-name="P30"/>
      <text:p text:style-name="P41">Функции модуля сортировок:</text:p>
      <text:p text:style-name="P30">/**</text:p>
      <text:p text:style-name="P30">* @brief Двоичный поиск для вставки элемента</text:p>
      <text:p text:style-name="P30">* </text:p>
      <text:p text:style-name="P30">* @param base Указатель на начало сортируемой области</text:p>
      <text:p text:style-name="P30">* @param x вставляемый элемент</text:p>
      <text:p text:style-name="P30">* @param nmemb количество элементов</text:p>
      <text:p text:style-name="P30">* @param size размер элемента</text:p>
      <text:p text:style-name="P30">* @param compar указатель на функцию сравнения элементов</text:p>
      <text:p text:style-name="P30">* @return void* указатель на место вставки элемента</text:p>
      <text:p text:style-name="P30">*/</text:p>
      <text:p text:style-name="P30">void *binary_search(void *base, void *x, size_t nmemb, size_t size, int (*compar)(const void*, const void*));</text:p>
      <text:p text:style-name="P30"/>
      <text:p text:style-name="P30">/**</text:p>
      <text:p text:style-name="P30">* @brief Поиск от конца к началу для вставки элемента</text:p>
      <text:p text:style-name="P30">* </text:p>
      <text:p text:style-name="P30">* @param base Указатель на начало сортируемой области</text:p>
      <text:p text:style-name="P30">* @param x вставляемый элемент</text:p>
      <text:p text:style-name="P30">* @param nmemb количество элементов</text:p>
      <text:p text:style-name="P30">* @param size размер элемента</text:p>
      <text:p text:style-name="P30">* @param compar указатель на функцию сравнения элементов</text:p>
      <text:p text:style-name="P30">* @return void* указатель на место вставки элемента</text:p>
      <text:p text:style-name="P30">*/</text:p>
      <text:p text:style-name="P30">void *end_to_beg_search(void *base, void *x, size_t nmemb, size_t size, int (*compar)(const void*, const void*));</text:p>
      <text:p text:style-name="P30"/>
      <text:p text:style-name="P30">/**</text:p>
      <text:p text:style-name="P30">* @brief Циклический сдвиг вправо</text:p>
      <text:p text:style-name="P30">* </text:p>
      <text:p text:style-name="P30">* @param pb Указатель на начало области</text:p>
      <text:p text:style-name="P30">* @param pe Указатель на конец области</text:p>
      <text:p text:style-name="P30">* @param size размер элемента (или же размер сдвига в char'ах)</text:p>
      <text:p text:style-name="P30">*/</text:p>
      <text:p text:style-name="P30">void right_cycle_shift(void *pb, void *pe, size_t size);</text:p>
      <text:p text:style-name="P30"/>
      <text:p text:style-name="P30">/**</text:p>
      <text:p text:style-name="P30">* @brief Функция сортировки бинарными вставками</text:p>
      <text:p text:style-name="P30">* </text:p>
      <text:p text:style-name="P30">* @param base Указатель на начало сортируемой области</text:p>
      <text:p text:style-name="P30">* @param nmemb количество элементов</text:p>
      <text:p text:style-name="P30">* @param size размер элемента</text:p>
      <text:p text:style-name="P30">* @param compar указатель на функцию сравнения элементов</text:p>
      <text:p text:style-name="P30">*/</text:p>
      <text:p text:style-name="P30"><text:soft-page-break/>void binary_insertion_sort(void *base, size_t nmemb, size_t size, int (*compar)(const void*, const void*));</text:p>
      <text:p text:style-name="P30"/>
      <text:p text:style-name="P30">/**</text:p>
      <text:p text:style-name="P30">* @brief Функция сортировки бинарными вставками</text:p>
      <text:p text:style-name="P30">* </text:p>
      <text:p text:style-name="P30">* @param base Указатель на начало сортируемой области</text:p>
      <text:p text:style-name="P30">* @param nmemb количество элементов</text:p>
      <text:p text:style-name="P30">* @param size размер элемента</text:p>
      <text:p text:style-name="P30">* @param compar указатель на функцию сравнения элементов</text:p>
      <text:p text:style-name="P30">*/</text:p>
      <text:p text:style-name="P30">void insertion_sort(void *base, size_t nmemb, size_t size, int (*compar)(const void*, const void*));</text:p>
      <text:p text:style-name="P30"/>
      <text:p text:style-name="P41">Функции модуля для работы с таблицами:</text:p>
      <text:p text:style-name="P30">/**</text:p>
      <text:p text:style-name="P30">* @brief Проверка даты</text:p>
      <text:p text:style-name="P30">* </text:p>
      <text:p text:style-name="P30">* @param date строка даты в формате DD.MM.YYYY</text:p>
      <text:p text:style-name="P30">* @return int результат (0 - если корректная дата)</text:p>
      <text:p text:style-name="P30">*/</text:p>
      <text:p text:style-name="P30">int is_date_valid(char date[]);</text:p>
      <text:p text:style-name="P30"/>
      <text:p text:style-name="P30">/**</text:p>
      <text:p text:style-name="P30">* @brief Проверка полей</text:p>
      <text:p text:style-name="P30">* </text:p>
      <text:p text:style-name="P30">* @param fields поля записи</text:p>
      <text:p text:style-name="P30">* @return int код возврата</text:p>
      <text:p text:style-name="P30">*/</text:p>
      <text:p text:style-name="P30">int check_fields(char fields[TABLE_FIELDS][MAX_FIELD_LEN+1]);</text:p>
      <text:p text:style-name="P30"/>
      <text:p text:style-name="P30">/**</text:p>
      <text:p text:style-name="P30">* @brief Перевод массива строк в стуктуру студента</text:p>
      <text:p text:style-name="P30">* </text:p>
      <text:p text:style-name="P30">* @param fields массив строк</text:p>
      <text:p text:style-name="P30">* @return student_t структура студента</text:p>
      <text:p text:style-name="P30">*/</text:p>
      <text:p text:style-name="P30">student_t fields_to_student(char fields[TABLE_FIELDS][MAX_FIELD_LEN+1]);</text:p>
      <text:p text:style-name="P30"/>
      <text:p text:style-name="P30">/**</text:p>
      <text:p text:style-name="P30">* @brief Запись строк записи в структуру студента с проверкой корректности строк </text:p>
      <text:p text:style-name="P30">* </text:p>
      <text:p text:style-name="P30">* @param fields массив строк</text:p>
      <text:p text:style-name="P30">* @param student указатель на структуру студента</text:p>
      <text:p text:style-name="P30">* @return int код возврата</text:p>
      <text:p text:style-name="P30">*/</text:p>
      <text:p text:style-name="P30"><text:soft-page-break/>int process_student(char fields[TABLE_FIELDS][MAX_FIELD_LEN+1], student_t *student);</text:p>
      <text:p text:style-name="P30"/>
      <text:p text:style-name="P30">/**</text:p>
      <text:p text:style-name="P30">* @brief Чтение таблицы из файла</text:p>
      <text:p text:style-name="P30">* </text:p>
      <text:p text:style-name="P30">* @param file_name имя файла</text:p>
      <text:p text:style-name="P30">* @param students таблица студентов</text:p>
      <text:p text:style-name="P30">* @return int код возврата</text:p>
      <text:p text:style-name="P30">*/</text:p>
      <text:p text:style-name="P30">int read_table(char *file_name, student_table_t *students);</text:p>
      <text:p text:style-name="P30"/>
      <text:p text:style-name="P30">/**</text:p>
      <text:p text:style-name="P30">* @brief Вывод таблицы студентов</text:p>
      <text:p text:style-name="P30">* </text:p>
      <text:p text:style-name="P30">* @param students таблица студентов</text:p>
      <text:p text:style-name="P30">*/</text:p>
      <text:p text:style-name="P30">void print_table(student_table_t students);</text:p>
      <text:p text:style-name="P30"/>
      <text:p text:style-name="P30"/>
      <text:p text:style-name="P30">/**</text:p>
      <text:p text:style-name="P30">* @brief Запрашивает field_name, длиной n. Записывает в field и проверяет mask</text:p>
      <text:p text:style-name="P30">* </text:p>
      <text:p text:style-name="P30">* @param field строка для записи</text:p>
      <text:p text:style-name="P30">* @param n размер поля</text:p>
      <text:p text:style-name="P30">* @param field_name название поля</text:p>
      <text:p text:style-name="P30">* @param mask маска регулярного выражения</text:p>
      <text:p text:style-name="P30">* @return int код возврата</text:p>
      <text:p text:style-name="P30">*/</text:p>
      <text:p text:style-name="P30">int get_field(char field[], size_t n, char field_name[], char mask[]);</text:p>
      <text:p text:style-name="P30"/>
      <text:p text:style-name="P30">/**</text:p>
      <text:p text:style-name="P30">* @brief Поиск студентов определенного года поступления и живущих в съемном жилье</text:p>
      <text:p text:style-name="P30">* </text:p>
      <text:p text:style-name="P30">* @param students таблица студентов</text:p>
      <text:p text:style-name="P30">* @return int код возврата</text:p>
      <text:p text:style-name="P30">*/</text:p>
      <text:p text:style-name="P30">int print_filtered_table(student_table_t students);</text:p>
      <text:p text:style-name="P30"/>
      <text:p text:style-name="P30">/**</text:p>
      <text:p text:style-name="P30">* @brief Добавить запись в таблицу</text:p>
      <text:p text:style-name="P30">* </text:p>
      <text:p text:style-name="P30">* @param table таблица</text:p>
      <text:p text:style-name="P30">* @return int код возврата</text:p>
      <text:p text:style-name="P30">*/</text:p>
      <text:p text:style-name="P30">int add_record(student_table_t *table);</text:p>
      <text:p text:style-name="P30"/>
      <text:p text:style-name="P30">/**</text:p>
      <text:p text:style-name="P30"><text:soft-page-break/>* @brief Удалить студента с введенной фамилией из таблицы</text:p>
      <text:p text:style-name="P30">* </text:p>
      <text:p text:style-name="P30">* @param table таблица</text:p>
      <text:p text:style-name="P30">* @return int код возврата</text:p>
      <text:p text:style-name="P30">*/</text:p>
      <text:p text:style-name="P30">int del_record(student_table_t *table);</text:p>
      <text:p text:style-name="P30"/>
      <text:p text:style-name="P30">/**</text:p>
      <text:p text:style-name="P30">* @brief Удалить всех студентов с введенной фамилией из таблицы</text:p>
      <text:p text:style-name="P30">* </text:p>
      <text:p text:style-name="P30">* @param table таблица</text:p>
      <text:p text:style-name="P30">* @return int код возврата</text:p>
      <text:p text:style-name="P30">*/</text:p>
      <text:p text:style-name="P30">int del_records(student_table_t *table);</text:p>
      <text:p text:style-name="P30"/>
      <text:p text:style-name="P30">/**</text:p>
      <text:p text:style-name="P30">* @brief Функция сравнения двух студентов по фамилии</text:p>
      <text:p text:style-name="P30">* </text:p>
      <text:p text:style-name="P30">* @param p указатель на первого студента</text:p>
      <text:p text:style-name="P30">* @param q указатель на второго студента</text:p>
      <text:p text:style-name="P30">* @return int результат</text:p>
      <text:p text:style-name="P30">*/</text:p>
      <text:p text:style-name="P30">int compare_student_last_names(const void *p, const void *q);</text:p>
      <text:p text:style-name="P30"/>
      <text:p text:style-name="P30">/**</text:p>
      <text:p text:style-name="P30">* @brief Функция сравнения двух студентов по фамилии</text:p>
      <text:p text:style-name="P30">* </text:p>
      <text:p text:style-name="P30">* @param p указатель на первого студента</text:p>
      <text:p text:style-name="P30">* @param q указатель на второго студента</text:p>
      <text:p text:style-name="P30">* @return int результат</text:p>
      <text:p text:style-name="P30">*/</text:p>
      <text:p text:style-name="P30">int compare_student_key_last_names(const void *p, const void *q);</text:p>
      <text:p text:style-name="P30"/>
      <text:p text:style-name="P30">/**</text:p>
      <text:p text:style-name="P30">* @brief Заполнение таблицы ключей</text:p>
      <text:p text:style-name="P30">* </text:p>
      <text:p text:style-name="P30">* @param table таблица</text:p>
      <text:p text:style-name="P30">* @param key_table таблица ключей</text:p>
      <text:p text:style-name="P30">*/</text:p>
      <text:p text:style-name="P30">void fill_student_key_table(student_table_t table, student_key_table_t *key_table);</text:p>
      <text:p text:style-name="P30"/>
      <text:p text:style-name="P30">/**</text:p>
      <text:p text:style-name="P30">* @brief Вывод табилцы ключей</text:p>
      <text:p text:style-name="P30">* </text:p>
      <text:p text:style-name="P30">* @param key_table таблица ключей</text:p>
      <text:p text:style-name="P30">*/</text:p>
      <text:p text:style-name="P30">void print_key_table(student_key_table_t key_table);</text:p>
      <text:p text:style-name="P30"/>
      <text:p text:style-name="P30">/**</text:p>
      <text:p text:style-name="P30">* @brief Вывод </text:p>
      <text:p text:style-name="P30"><text:soft-page-break/>* </text:p>
      <text:p text:style-name="P30">* @param key_table таблица ключей</text:p>
      <text:p text:style-name="P30">*/</text:p>
      <text:p text:style-name="P30">void sort_key_table_and_print(student_key_table_t *key_table);</text:p>
      <text:p text:style-name="P30"/>
      <text:p text:style-name="P30">/**</text:p>
      <text:p text:style-name="P30">* @brief Вывод отсортированной таблицы</text:p>
      <text:p text:style-name="P30">* </text:p>
      <text:p text:style-name="P30">* @param table таблица</text:p>
      <text:p text:style-name="P30">*/</text:p>
      <text:p text:style-name="P30">void print_sorted_table(student_table_t *table);</text:p>
      <text:p text:style-name="P30"/>
      <text:p text:style-name="P30">/**</text:p>
      <text:p text:style-name="P30">* @brief Вывод отсортированной таблицы используя таблицу ключей</text:p>
      <text:p text:style-name="P30">* </text:p>
      <text:p text:style-name="P30">* @param table таблица</text:p>
      <text:p text:style-name="P30">* @param key_table таблица ключей</text:p>
      <text:p text:style-name="P30">*/</text:p>
      <text:p text:style-name="P30">void print_table_using_sorted_key_table(student_table_t table, student_key_table_t *key_table);</text:p>
      <text:p text:style-name="P30"/>
      <text:p text:style-name="P30">// Функция для сортировки таблицы (передача структуры по значению, чтобы не менять исходную таблицу)</text:p>
      <text:p text:style-name="P30">void table_insertion_sort(student_table_t table);</text:p>
      <text:p text:style-name="P30"/>
      <text:p text:style-name="P30">// Функция для сортировки таблицы ключей (передача структуры по значению, чтобы не менять исходную таблицу)</text:p>
      <text:p text:style-name="P30">void table_key_insertion_sort(student_key_table_t table);</text:p>
      <text:p text:style-name="P30"/>
      <text:p text:style-name="P30">// Функция для сортировки таблицы (передача структуры по значению, чтобы не менять исходную таблицу)</text:p>
      <text:p text:style-name="P30">void table_binary_insertion_sort(student_table_t table);</text:p>
      <text:p text:style-name="P30"/>
      <text:p text:style-name="P30">// Функция для сортировки таблицы ключей(передача структуры по значению, чтобы не менять исходную таблицу)</text:p>
      <text:p text:style-name="P30">void table_key_binary_insertion_sort(student_key_table_t table);</text:p>
      <text:p text:style-name="P30"/>
      <text:p text:style-name="P30">/**</text:p>
      <text:p text:style-name="P30">* @brief Сравнение функций сортировок и отсутствие/наличие таблицы ключей</text:p>
      <text:p text:style-name="P30">* </text:p>
      <text:p text:style-name="P30">* @param filename имя файла</text:p>
      <text:p text:style-name="P30">* @return int код возврата</text:p>
      <text:p text:style-name="P30">*/</text:p>
      <text:p text:style-name="P30">int compare(char *filename);</text:p>
      <text:p text:style-name="P30"/>
      <text:p text:style-name="P30">/**</text:p>
      <text:p text:style-name="P30">* @brief Перевод структуры студента в массив строк</text:p>
      <text:p text:style-name="P30">* </text:p>
      <text:p text:style-name="P30">* @param stud структура студента</text:p>
      <text:p text:style-name="P30">* @param fields массив строк</text:p>
      <text:p text:style-name="P30"><text:soft-page-break/>*/</text:p>
      <text:p text:style-name="P30">void student_to_str(student_t stud, char fields[TABLE_FIELDS][MAX_FIELD_LEN+1]);</text:p>
      <text:p text:style-name="P30"/>
      <text:p text:style-name="P30">/**</text:p>
      <text:p text:style-name="P30">* @brief Запись таблицы в файл</text:p>
      <text:p text:style-name="P30">* </text:p>
      <text:p text:style-name="P30">* @param filename имя файла</text:p>
      <text:p text:style-name="P30">* @param table таблица</text:p>
      <text:p text:style-name="P30">* @return int код возврата</text:p>
      <text:p text:style-name="P30">*/</text:p>
      <text:p text:style-name="P30">int write_table(char *filename, student_table_t table);</text:p>
      <text:p text:style-name="P40"/>
      <text:h text:style-name="P38" text:outline-level="1"><text:bookmark-start text:name="__RefHeading___Toc11298_1808502978"/>Описанние алгоритма<text:bookmark-end text:name="__RefHeading___Toc11298_1808502978"/></text:h>
      <text:p text:style-name="P43">1. Программа запускается с одним ключом – именем файла-таблицы.</text:p>
      <text:p text:style-name="P43">2. Происходит считывание данных из файла в таблицу. Если считывание успешно, то выводится сообщение об успешности считывания. Затем считываются данные из таблицы в таблицу ключей. </text:p>
      <text:p text:style-name="P43">3. Пользователю выводится меню программы и предлагается выбрать и ввести пункт меню с необходимым действием.</text:p>
      <text:p text:style-name="P43">4. Если действие предполагает ввод дополнительных данных (например, функции добавления / удаления / поиска записи в таблице), то пользователю предлагается ввести эти данные.</text:p>
      <text:p text:style-name="P43">5. Если действие предполагает вывод, то выводятся данные (таблица / таблица ключей / таблица сравнения сортировок).</text:p>
      <text:p text:style-name="P43">6. В случае возникновнеие аварийной ситуации, пользователь получит сообщение, раскрывающее суть ошибки.</text:p>
      <text:p text:style-name="P43"/>
      <text:h text:style-name="P54" text:outline-level="1"><text:bookmark-start text:name="__RefHeading___Toc11300_1808502978"/>Набор тестов<text:bookmark-end text:name="__RefHeading___Toc11300_1808502978"/></text:h>
      <text:h text:style-name="P55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8">№</text:p>
          </table:table-cell>
          <table:table-cell table:style-name="Table3.A1" office:value-type="string">
            <text:p text:style-name="P61">Название теста</text:p>
          </table:table-cell>
          <table:table-cell table:style-name="Table3.A1" office:value-type="string">
            <text:p text:style-name="P62">Ввод</text:p>
          </table:table-cell>
          <table:table-cell table:style-name="Table3.D1" office:value-type="string">
            <text:p text:style-name="P61">Вывод</text:p>
          </table:table-cell>
        </table:table-row>
        <table:table-row table:style-name="Table3.2">
          <table:table-cell table:style-name="Table3.A2" office:value-type="string">
            <text:p text:style-name="P59">1</text:p>
          </table:table-cell>
          <table:table-cell table:style-name="Table3.A2" office:value-type="string">
            <text:p text:style-name="P32">Некорректн<text:span text:style-name="T46">ый запуск программы</text:span></text:p>
          </table:table-cell>
          <table:table-cell table:style-name="Table3.A2" office:value-type="string">
            <text:p text:style-name="P33">./app.exe</text:p>
          </table:table-cell>
          <table:table-cell table:style-name="Table3.D2" office:value-type="string">
            <text:p text:style-name="P32"><text:span text:style-name="T48">«</text:span><text:span text:style-name="T47">Ошибка: Неверные аргументы командной строки.</text:span><text:span text:style-name="T49">»</text:span></text:p>
            <text:p text:style-name="P34">«Команда вызывается из командной строки так: ./app.exe table_file.txt»</text:p>
          </table:table-cell>
        </table:table-row>
        <table:table-row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32">Некорректный ввод пункта меню</text:p>
          </table:table-cell>
          <table:table-cell table:style-name="Table3.A2" office:value-type="string">
            <text:p text:style-name="P32">112</text:p>
          </table:table-cell>
          <table:table-cell table:style-name="Table3.D3" office:value-type="string">
            <text:p text:style-name="P32"><text:span text:style-name="T48">«</text:span><text:span text:style-name="T47">Ошибка: Действие с введенным пунктом отсутствует.</text:span><text:span text:style-name="T49">»</text:span></text:p>
          </table:table-cell>
        </table:table-row>
        <table:table-row>
          <table:table-cell table:style-name="Table3.A2" office:value-type="string">
            <text:p text:style-name="P64">3</text:p>
          </table:table-cell>
          <table:table-cell table:style-name="Table3.A2" office:value-type="string">
            <text:p text:style-name="P32">Некорректный ввод пункта меню</text:p>
          </table:table-cell>
          <table:table-cell table:style-name="Table3.A2" office:value-type="string">
            <text:p text:style-name="P32">afaeFefWfcWV</text:p>
          </table:table-cell>
          <table:table-cell table:style-name="Table3.D3" office:value-type="string">
            <text:p text:style-name="P32"><text:span text:style-name="T48">«</text:span><text:span text:style-name="T47">Ошибка: Действие с введенным пунктом отсутствует.</text:span><text:span text:style-name="T49">»</text:span></text:p>
          </table:table-cell>
        </table:table-row>
        <table:table-row>
          <table:table-cell table:style-name="Table3.A2" office:value-type="string">
            <text:p text:style-name="P60">4</text:p>
          </table:table-cell>
          <table:table-cell table:style-name="Table3.A2" office:value-type="string">
            <text:p text:style-name="P32">Просмотр таблицы</text:p>
          </table:table-cell>
          <table:table-cell table:style-name="Table3.A2" office:value-type="string">
            <text:p text:style-name="P32">2</text:p>
          </table:table-cell>
          <table:table-cell table:style-name="Table3.D3" office:value-type="string">
            <text:p text:style-name="P31">Таблица</text:p>
          </table:table-cell>
        </table:table-row>
        <table:table-row>
          <table:table-cell table:style-name="Table3.A2" office:value-type="string">
            <text:p text:style-name="P64">5</text:p>
          </table:table-cell>
          <table:table-cell table:style-name="Table3.A2" office:value-type="string">
            <text:p text:style-name="P32"><text:span text:style-name="T50">Вывести </text:span>список студентов, указанного года поступления, живущих в съемном жилье</text:p>
          </table:table-cell>
          <table:table-cell table:style-name="Table3.A2" office:value-type="string">
            <text:p text:style-name="P32">3</text:p>
            <text:p text:style-name="P32">2020</text:p>
          </table:table-cell>
          <table:table-cell table:style-name="Table3.D3" office:value-type="string">
            <text:p text:style-name="P32"><text:span text:style-name="T52">Вывод </text:span><text:span text:style-name="T51">список студентов, указанного года поступления, живущих в съемном жилье </text:span><text:span text:style-name="T52">в виде таблицы</text:span></text:p>
          </table:table-cell>
        </table:table-row>
        <table:table-row>
          <table:table-cell table:style-name="Table3.A2" office:value-type="string">
            <text:p text:style-name="P64">6</text:p>
          </table:table-cell>
          <table:table-cell table:style-name="Table3.A2" office:value-type="string">
            <text:p text:style-name="P32">Добавление записи</text:p>
          </table:table-cell>
          <table:table-cell table:style-name="Table3.A2" office:value-type="string">
            <text:p text:style-name="P32">4</text:p>
            <text:p text:style-name="P32">Ab Ba IU7-35B m 19 5.0 29.02.2000 dormitory 1 1</text:p>
          </table:table-cell>
          <table:table-cell table:style-name="Table3.D3" office:value-type="string">
            <text:p text:style-name="P32"><text:span text:style-name="T48">«Запись успешно добавлена.</text:span><text:span text:style-name="T49">»</text:span></text:p>
          </table:table-cell>
        </table:table-row>
        <table:table-row>
          <table:table-cell table:style-name="Table3.A2" office:value-type="string">
            <text:p text:style-name="P64">7</text:p>
          </table:table-cell>
          <table:table-cell table:style-name="Table3.A2" office:value-type="string">
            <text:p text:style-name="P32">Некорректное удаление записи</text:p>
          </table:table-cell>
          <table:table-cell table:style-name="Table3.A2" office:value-type="string">
            <text:p text:style-name="P32"><text:span text:style-name="T46">Ab Ba IU7-35B m 19 5.0 29.02.1900 dormitory 1 1</text:span> </text:p>
          </table:table-cell>
          <table:table-cell table:style-name="Table3.D3" office:value-type="string">
            <text:p text:style-name="P32">«Ошибка: Некорректная дата.<text:span text:style-name="T54">»</text:span></text:p>
          </table:table-cell>
        </table:table-row>
        <table:table-row>
          <table:table-cell table:style-name="Table3.A2" office:value-type="string">
            <text:p text:style-name="P64">8</text:p>
          </table:table-cell>
          <table:table-cell table:style-name="Table3.A2" office:value-type="string">
            <text:p text:style-name="P32"><text:span text:style-name="T53">Запрос на удаление несуществующ</text:span><text:span text:style-name="T52">его студента</text:span><text:span text:style-name="T53">.</text:span></text:p>
          </table:table-cell>
          <table:table-cell table:style-name="Table3.A2" office:value-type="string">
            <text:p text:style-name="P32">5</text:p>
            <text:p text:style-name="P32">А</text:p>
          </table:table-cell>
          <table:table-cell table:style-name="Table3.D3" office:value-type="string">
            <text:p text:style-name="P32">«В таблице нет подходящих записей.»</text:p>
          </table:table-cell>
        </table:table-row>
        <table:table-row>
          <table:table-cell table:style-name="Table3.A2" office:value-type="string">
            <text:p text:style-name="P64">9</text:p>
          </table:table-cell>
          <table:table-cell table:style-name="Table3.A2" office:value-type="string">
            <text:p text:style-name="P32"><text:span text:style-name="T55">Запрос на удаление несуществующ</text:span><text:span text:style-name="T46">их студентов</text:span><text:span text:style-name="T55">.</text:span></text:p>
          </table:table-cell>
          <table:table-cell table:style-name="Table3.A2" office:value-type="string">
            <text:p text:style-name="P32">6</text:p>
            <text:p text:style-name="P32">А</text:p>
          </table:table-cell>
          <table:table-cell table:style-name="Table3.D3" office:value-type="string">
            <text:p text:style-name="P32">«В таблице нет подходящих записей.»</text:p>
          </table:table-cell>
        </table:table-row>
      </table:table>
      <text:h text:style-name="P54" text:outline-level="1"><text:bookmark-start text:name="__RefHeading___Toc11302_1808502978"/>Оценка эффективности<text:bookmark-end text:name="__RefHeading___Toc11302_1808502978"/></text:h>
      <text:p text:style-name="P56"/>
      <text:p text:style-name="P56">Замеры времени (в секундах) выполнения сортировок 1000 раз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4">Кол-во записей</text:p>
          </table:table-cell>
          <table:table-cell table:style-name="Table1.A1" table:number-columns-spanned="2" office:value-type="string">
            <text:p text:style-name="P44">Сортировка вставками</text:p>
          </table:table-cell>
          <table:covered-table-cell/>
          <table:table-cell table:style-name="Table1.D1" table:number-columns-spanned="2" office:value-type="string">
            <text:p text:style-name="P44">Сортировка вставками с бинарным поиском</text:p>
          </table:table-cell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44">Таблица</text:p>
          </table:table-cell>
          <table:table-cell table:style-name="Table1.B2" office:value-type="string">
            <text:p text:style-name="P44">Таблица ключей</text:p>
          </table:table-cell>
          <table:table-cell table:style-name="Table1.B2" office:value-type="string">
            <text:p text:style-name="P44">Таблица</text:p>
          </table:table-cell>
          <table:table-cell table:style-name="Table1.E2" office:value-type="string">
            <text:p text:style-name="P44">Таблица ключей</text:p>
          </table:table-cell>
        </table:table-row>
        <table:table-row>
          <table:table-cell table:style-name="Table1.B2" office:value-type="string">
            <text:p text:style-name="P45">40</text:p>
          </table:table-cell>
          <table:table-cell table:style-name="Table1.B2" office:value-type="string">
            <text:p text:style-name="P35">0.<text:span text:style-name="T58">002673</text:span></text:p>
          </table:table-cell>
          <table:table-cell table:style-name="Table1.B2" office:value-type="string">
            <text:p text:style-name="P35">0.<text:span text:style-name="T58">002305</text:span></text:p>
          </table:table-cell>
          <table:table-cell table:style-name="Table1.B2" office:value-type="string">
            <text:p text:style-name="P35">0.<text:span text:style-name="T58">001826</text:span></text:p>
          </table:table-cell>
          <table:table-cell table:style-name="Table1.E2" office:value-type="string">
            <text:p text:style-name="P35">0.<text:span text:style-name="T58">001417</text:span></text:p>
          </table:table-cell>
        </table:table-row>
        <table:table-row>
          <table:table-cell table:style-name="Table1.B2" office:value-type="string">
            <text:p text:style-name="P45">100</text:p>
          </table:table-cell>
          <table:table-cell table:style-name="Table1.B2" office:value-type="string">
            <text:p text:style-name="P35">0.<text:span text:style-name="T58">015218</text:span></text:p>
          </table:table-cell>
          <table:table-cell table:style-name="Table1.B2" office:value-type="string">
            <text:p text:style-name="P35">0.<text:span text:style-name="T58">013016</text:span></text:p>
          </table:table-cell>
          <table:table-cell table:style-name="Table1.B2" office:value-type="string">
            <text:p text:style-name="P35">0.<text:span text:style-name="T58">007588</text:span></text:p>
          </table:table-cell>
          <table:table-cell table:style-name="Table1.E2" office:value-type="string">
            <text:p text:style-name="P35">0.<text:span text:style-name="T58">006048</text:span></text:p>
          </table:table-cell>
        </table:table-row>
        <table:table-row>
          <table:table-cell table:style-name="Table1.B2" office:value-type="string">
            <text:p text:style-name="P45">200</text:p>
          </table:table-cell>
          <table:table-cell table:style-name="Table1.B2" office:value-type="string">
            <text:p text:style-name="P35">0.<text:span text:style-name="T58">054028</text:span></text:p>
          </table:table-cell>
          <table:table-cell table:style-name="Table1.B2" office:value-type="string">
            <text:p text:style-name="P35">0.<text:span text:style-name="T58">046776</text:span></text:p>
          </table:table-cell>
          <table:table-cell table:style-name="Table1.B2" office:value-type="string">
            <text:p text:style-name="P35">0.<text:span text:style-name="T58">022995</text:span></text:p>
          </table:table-cell>
          <table:table-cell table:style-name="Table1.E2" office:value-type="string">
            <text:p text:style-name="P35">0.<text:span text:style-name="T58">018498</text:span></text:p>
          </table:table-cell>
        </table:table-row>
        <table:table-row>
          <table:table-cell table:style-name="Table1.B2" office:value-type="string">
            <text:p text:style-name="P45">500</text:p>
          </table:table-cell>
          <table:table-cell table:style-name="Table1.B2" office:value-type="string">
            <text:p text:style-name="P35">0.<text:span text:style-name="T58">346513</text:span></text:p>
          </table:table-cell>
          <table:table-cell table:style-name="Table1.B2" office:value-type="string">
            <text:p text:style-name="P35">0.<text:span text:style-name="T58">312171</text:span></text:p>
          </table:table-cell>
          <table:table-cell table:style-name="Table1.B2" office:value-type="string">
            <text:p text:style-name="P35">0.<text:span text:style-name="T58">156377</text:span></text:p>
          </table:table-cell>
          <table:table-cell table:style-name="Table1.E2" office:value-type="string">
            <text:p text:style-name="P35">0.<text:span text:style-name="T58">118733</text:span></text:p>
          </table:table-cell>
        </table:table-row>
        <table:table-row table:style-name="Table1.7">
          <table:table-cell table:style-name="Table1.B2" office:value-type="string">
            <text:p text:style-name="P45">1000</text:p>
          </table:table-cell>
          <table:table-cell table:style-name="Table1.B2" office:value-type="string">
            <text:p text:style-name="P35">1.<text:span text:style-name="T58">303090</text:span></text:p>
          </table:table-cell>
          <table:table-cell table:style-name="Table1.B2" office:value-type="string">
            <text:p text:style-name="P35">1.<text:span text:style-name="T58">129123</text:span></text:p>
          </table:table-cell>
          <table:table-cell table:style-name="Table1.B2" office:value-type="string">
            <text:p text:style-name="P35">0.<text:span text:style-name="T58">524000</text:span></text:p>
          </table:table-cell>
          <table:table-cell table:style-name="Table1.E2" office:value-type="string">
            <text:p text:style-name="P35">0.<text:span text:style-name="T58">380556</text:span></text:p>
          </table:table-cell>
        </table:table-row>
      </table:table>
      <text:p text:style-name="Subhead"/>
      <text:p text:style-name="Subhead">Оценка памяти:</text:p>
      <text:p text:style-name="P28">Структура таблицы, содержащая статический массив из 1000 записей студентов, занимает 1170<text:span text:style-name="T46">0</text:span>8 байт. Структура таблицы ключей, содержащая статический массив из 1000 пар ключ-индекс, занимает 32008 байт. Суммарно структуры занимают 1490<text:span text:style-name="T57">1</text:span>6 байт. </text:p>
      <text:p text:style-name="P28">Получается, что <text:span text:style-name="T46">использование таблицы ключей занимает на 27,35% больше памяти, по сравнению с использованием обычной таблицы.</text:span></text:p>
      <text:p text:style-name="P56"/>
      <text:p text:style-name="P56"/>
      <text:p text:style-name="P56"/>
      <text:p text:style-name="P56"/>
      <text:p text:style-name="P56"/>
      <text:p text:style-name="P56"><text:soft-page-break/>Оценка эффективности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Кол-во записей</text:p>
          </table:table-cell>
          <table:table-cell table:style-name="Table2.A1" office:value-type="string">
            <text:p text:style-name="P46">Прирост эффективности при соритировке вставками таблицы ключей относительно соритровки обычной таблицы, %</text:p>
          </table:table-cell>
          <table:table-cell table:style-name="Table2.C1" office:value-type="string">
            <text:p text:style-name="P46">Прирост эффективности при соритировке вставками с бинарным поиском таблицы ключей относительно соритровки обычной таблицы, %</text:p>
          </table:table-cell>
        </table:table-row>
        <table:table-row>
          <table:table-cell table:style-name="Table2.A2" office:value-type="string">
            <text:p text:style-name="P45">40</text:p>
          </table:table-cell>
          <table:table-cell table:style-name="Table2.A2" office:value-type="string">
            <text:p text:style-name="P36">15.965</text:p>
          </table:table-cell>
          <table:table-cell table:style-name="Table2.C2" office:value-type="string">
            <text:p text:style-name="P36">28.864</text:p>
          </table:table-cell>
        </table:table-row>
        <table:table-row>
          <table:table-cell table:style-name="Table2.A2" office:value-type="string">
            <text:p text:style-name="P45">100</text:p>
          </table:table-cell>
          <table:table-cell table:style-name="Table2.A2" office:value-type="string">
            <text:p text:style-name="P37">16.918</text:p>
          </table:table-cell>
          <table:table-cell table:style-name="Table2.C2" office:value-type="string">
            <text:p text:style-name="P37">25.463</text:p>
          </table:table-cell>
        </table:table-row>
        <table:table-row>
          <table:table-cell table:style-name="Table2.A2" office:value-type="string">
            <text:p text:style-name="P45">200</text:p>
          </table:table-cell>
          <table:table-cell table:style-name="Table2.A2" office:value-type="string">
            <text:p text:style-name="P36">15.504</text:p>
          </table:table-cell>
          <table:table-cell table:style-name="Table2.C2" office:value-type="string">
            <text:p text:style-name="P36">24.311</text:p>
          </table:table-cell>
        </table:table-row>
        <table:table-row>
          <table:table-cell table:style-name="Table2.A2" office:value-type="string">
            <text:p text:style-name="P45">500</text:p>
          </table:table-cell>
          <table:table-cell table:style-name="Table2.A2" office:value-type="string">
            <text:p text:style-name="P36">11.001</text:p>
          </table:table-cell>
          <table:table-cell table:style-name="Table2.C2" office:value-type="string">
            <text:p text:style-name="P36">31.705</text:p>
          </table:table-cell>
        </table:table-row>
        <table:table-row>
          <table:table-cell table:style-name="Table2.A2" office:value-type="string">
            <text:p text:style-name="P45">1000</text:p>
          </table:table-cell>
          <table:table-cell table:style-name="Table2.A2" office:value-type="string">
            <text:p text:style-name="P36">15.407</text:p>
          </table:table-cell>
          <table:table-cell table:style-name="Table2.C2" office:value-type="string">
            <text:p text:style-name="P36">37.693</text:p>
          </table:table-cell>
        </table:table-row>
      </table:table>
      <text:p text:style-name="Default_20_Text"/>
      <text:p text:style-name="P65"><text:tab/><text:span text:style-name="T57">Как видно из таблицы эффективности, при использовании таблицы ключей и сортировки вставками с бинарным поиском, прирост в скорости соритровки более 24%, что при дополнительных затратах памяти в 27% вполне целесообразно использовать. Также можно заметить, что по мере увеличения записей увеличивается и прирост в скорости вплоть до 37% при 1000 записях.</text:span></text:p>
      <text:p text:style-name="P65"/>
      <text:h text:style-name="P38" text:outline-level="1"><text:bookmark-start text:name="__RefHeading___Toc1426_3587368743"/>Ответы на контрольные вопросы<text:bookmark-end text:name="__RefHeading___Toc1426_3587368743"/></text:h>
      <text:p text:style-name="P57">1. Как выделяется память под вариантную часть записи?</text:p>
      <text:p text:style-name="P26">Выделяется такое количество байт, чтобы хватило на самую большую структуру. <text:span text:style-name="T46">В данном случае, самая большая структура rental_place_t занимает 37 байт, поэтому весь union address_t занимает 37 байт.</text:span></text:p>
      <text:p text:style-name="P26"/>
      <text:p text:style-name="P57">2. Что будет, если в вариантную часть ввести данные, несоответствующие описанным?</text:p>
      <text:p text:style-name="P68">В таком случае в память вариативной части будут записаны введенные данные.</text:p>
      <text:p text:style-name="P57">3. Кто должен следить за правильностью выполнения операций с вариантной частью записи?</text:p>
      <text:p text:style-name="P29">Программист должен <text:span text:style-name="T46">написать</text:span> программу так, что<text:span text:style-name="T46"> при неверном вводе</text:span>, <text:span text:style-name="T46">программа завершит только текущую операцию и выведет на экран сообщение об ошибке, при этом программа не завершится. Пользователю тоже следует внимательно следить за правильностью ввода, потому что в противном случае данные придется вводить заново.</text:span><text:line-break/><text:span text:style-name="T41">4. Что представляет собой таблица ключей, зачем она нужна?</text:span></text:p>
      <text:p text:style-name="P27"><text:span text:style-name="T29">Т</text:span><text:span text:style-name="T28">аблица ключей </text:span><text:span text:style-name="T32">представляет собой список пар ключ-индекс и длина этого списка. Пара ключ-индекс представляет собой ключ, в данном случае фамилию студента, и индекс, под которым в основной таблице находится этот студент. Таблица ключей нужна ускорения сортировки таблицы, также можно выводить таблицу в упорядоченном виде, не упорядочивая ее.</text:span></text:p>
      <text:p text:style-name="P24"/>
      <text:p text:style-name="P57">5. В каких случаях эффективнее обрабатывать данные в самой таблице, а когда – использовать таблицу ключей?</text:p>
      <text:p text:style-name="P66">Использовать таблицу ключей эффективно, когда используется какое-то одно поле таблицы, в данном случае фамилия студента. <text:span text:style-name="T59">И</text:span>спользование таблицы ключей показало прирост в скорости сортировк<text:span text:style-name="T59">и</text:span>.</text:p>
      <text:p text:style-name="P27"><text:soft-page-break/><text:span text:style-name="T35">6</text:span><text:span text:style-name="T36">. Какие способы сортировки предпочтительнее для обработки таблиц и почему?</text:span></text:p>
      <text:p text:style-name="P27"><text:span text:style-name="T31">У </text:span><text:span text:style-name="T32">каждой сортировки есть свои характеристики скорости и затрат памяти. Сортировки, требующие много памяти, будут занимать еще больше места, так как будут работать с записями таблиц, большинство полей которых не понадобятся в сортировке, поэтому лучше выбирать сортировки с затратами памяти О(1). </text:span><text:span text:style-name="T34">Также будет лучше выбрать соритровки с меньшим количеством перестановок элементов, т. к. в данном случае элементами выступают записи таблиц, т. е. большие блоки данных, и их перестановка будет более трудозатратной. </text:span></text:p>
      <text:h text:style-name="Heading_20_1" text:outline-level="1"/>
      <text:h text:style-name="Heading_20_1" text:outline-level="1"><text:bookmark-start text:name="__RefHeading___Toc11304_1808502978"/>Вывод<text:bookmark-end text:name="__RefHeading___Toc11304_1808502978"/></text:h>
      <text:p text:style-name="Default_20_Text"><text:span text:style-name="T30">В </text:span><text:span text:style-name="T28">результате выполнения этой лабораторной работы, я улучшил свои навыки </text:span><text:span text:style-name="T33">работы с типом данных стркутура, в том числе со структурой с вариативным полем, с типом данных объединение.</text:span></text:p>
      <text:p text:style-name="P67"><text:span text:style-name="T28">В результате оценки эффективности, я пришёл к выводу, что </text:span><text:span text:style-name="T33">при отсутствии ограничений по памяти,</text:span><text:span text:style-name="T37"> </text:span><text:span text:style-name="T33">стоит использовать таблицу ключей, так как это дает прирост в эффективности. Также использование ускоренной сортировки показало еще большую эффективность при работе с таблицами ключей, прирост скорости в процентах превысил процент дополнительной памяти, выделяемой на таблицу ключ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20pt" fo:letter-spacing="0.0035in" fo:font-weight="bold" style:font-size-asian="20pt" style:font-weight-asian="bold" style:font-size-complex="2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text-position="0% 100%" style:font-name="Liberation Mono" fo:font-family="'Liberation Mono'" style:font-family-generic="modern" style:font-pitch="fixed" fo:font-size="12pt" fo:font-weight="normal" officeooo:rsid="001fefa0" style:font-size-asian="12pt" style:font-weight-asian="normal" style:font-size-complex="12pt" style:font-weight-complex="normal"/>
    </style:style>
    <style:style style:name="Subhead" style:family="paragraph" style:parent-style-name="Text_20_body">
      <style:paragraph-properties fo:margin-top="0.0398in" fo:margin-bottom="0.0972in" style:contextual-spacing="false" fo:line-height="150%" fo:text-align="justify" style:justify-single-word="false"/>
      <style:text-properties fo:font-size="16pt" fo:font-weight="bold" officeooo:rsid="001fefa0" style:font-size-asian="16pt" style:font-weight-asian="bold" style:font-size-complex="16pt" style:font-weight-complex="bold"/>
    </style:style>
    <style:style style:name="Default_20_Text" style:display-name="Default Text" style:family="paragraph" style:parent-style-name="Standard">
      <loext:graphic-properties draw:fill="none" draw:fill-color="#729fcf"/>
      <style:paragraph-properties fo:margin-left="0in" fo:margin-right="0in" fo:text-indent="0.5in" style:auto-text-indent="false" fo:background-color="transparent"/>
      <style:text-properties fo:font-size="14pt" fo:font-weight="normal" officeooo:rsid="002173b2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3:57:16.784739249</meta:creation-date>
    <dc:date>2023-10-15T01:41:34.774668974</dc:date>
    <meta:editing-duration>PT8H9M41S</meta:editing-duration>
    <meta:editing-cycles>13</meta:editing-cycles>
    <meta:generator>LibreOffice/7.5.5.2$Linux_X86_64 LibreOffice_project/50$Build-2</meta:generator>
    <meta:document-statistic meta:table-count="4" meta:image-count="1" meta:object-count="0" meta:page-count="22" meta:paragraph-count="604" meta:word-count="2682" meta:character-count="19517" meta:non-whitespace-character-count="17156"/>
  </office:meta>
</office:document-meta>
</file>